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29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TBI.m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Min.status</text:p>
          </table:table-cell>
          <table:table-cell office:value-type="string" calcext:value-type="string">
            <text:p>Min.value</text:p>
          </table:table-cell>
          <table:table-cell office:value-type="string" calcext:value-type="string">
            <text:p>Total.cases</text:p>
          </table:table-cell>
          <table:table-cell/>
        </table:table-row>
        <table:table-row table:style-name="ro1">
          <table:table-cell office:value-type="string" calcext:value-type="string">
            <text:p><text:s text:c="24"/>Afghanistan <text:s text:c="9"/></text:p>
          </table:table-cell>
          <table:table-cell office:value-type="string" calcext:value-type="string">
            <text:p>TRUE</text:p>
          </table:table-cell>
          <table:table-cell office:value-type="float" office:value="1.275552" calcext:value-type="float">
            <text:p>1,275552</text:p>
          </table:table-cell>
          <table:table-cell office:value-type="float" office:value="36368" calcext:value-type="float">
            <text:p>36368</text:p>
          </table:table-cell>
          <table:table-cell/>
        </table:table-row>
        <table:table-row table:style-name="ro1">
          <table:table-cell office:value-type="string" calcext:value-type="string">
            <text:p><text:s text:c="28"/>Alban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17.33796" calcext:value-type="float">
            <text:p>17,33796</text:p>
          </table:table-cell>
          <table:table-cell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string" calcext:value-type="string">
            <text:p><text:s text:c="28"/>Alger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3.79453" calcext:value-type="float">
            <text:p>3,79453</text:p>
          </table:table-cell>
          <table:table-cell office:value-type="float" office:value="27973" calcext:value-type="float">
            <text:p>27973</text:p>
          </table:table-cell>
          <table:table-cell/>
        </table:table-row>
        <table:table-row table:style-name="ro1">
          <table:table-cell office:value-type="string" calcext:value-type="string">
            <text:p><text:s text:c="28"/>Andorra <text:s text:c="9"/></text:p>
          </table:table-cell>
          <table:table-cell office:value-type="string" calcext:value-type="string">
            <text:p>TRUE</text:p>
          </table:table-cell>
          <table:table-cell office:value-type="float" office:value="27.26414" calcext:value-type="float">
            <text:p>27,26414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string" calcext:value-type="string">
            <text:p><text:s text:c="29"/>Angola <text:s text:c="8"/></text:p>
          </table:table-cell>
          <table:table-cell office:value-type="string" calcext:value-type="string">
            <text:p>FALSE</text:p>
          </table:table-cell>
          <table:table-cell office:value-type="float" office:value="37.69078" calcext:value-type="float">
            <text:p>37,69078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string" calcext:value-type="string">
            <text:p><text:s text:c="27"/>Anguilla <text:s text:c="8"/>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 text:c="16"/>Antigua.and.Barbuda <text:s text:c="9"/></text:p>
          </table:table-cell>
          <table:table-cell office:value-type="string" calcext:value-type="string">
            <text:p>TRUE</text:p>
          </table:table-cell>
          <table:table-cell office:value-type="float" office:value="973.1571" calcext:value-type="float">
            <text:p>973,157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<text:s text:c="26"/>Argentina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276309" calcext:value-type="float">
            <text:p>0,276309</text:p>
          </table:table-cell>
          <table:table-cell office:value-type="float" office:value="162513" calcext:value-type="float">
            <text:p>162513</text:p>
          </table:table-cell>
          <table:table-cell/>
        </table:table-row>
        <table:table-row table:style-name="ro1">
          <table:table-cell office:value-type="string" calcext:value-type="string">
            <text:p><text:s text:c="28"/>Armen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.659249" calcext:value-type="float">
            <text:p>1,659249</text:p>
          </table:table-cell>
          <table:table-cell office:value-type="float" office:value="37629" calcext:value-type="float">
            <text:p>37629</text:p>
          </table:table-cell>
          <table:table-cell/>
        </table:table-row>
        <table:table-row table:style-name="ro1">
          <table:table-cell office:value-type="string" calcext:value-type="string">
            <text:p><text:s text:c="29"/>Aruba <text:s text:c="9"/></text:p>
          </table:table-cell>
          <table:table-cell office:value-type="string" calcext:value-type="string">
            <text:p>TRUE</text:p>
          </table:table-cell>
          <table:table-cell office:value-type="float" office:value="259.8381" calcext:value-type="float">
            <text:p>259,838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<text:s text:c="25"/>Austral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.977887" calcext:value-type="float">
            <text:p>1,977887</text:p>
          </table:table-cell>
          <table:table-cell office:value-type="float" office:value="14935" calcext:value-type="float">
            <text:p>14935</text:p>
          </table:table-cell>
          <table:table-cell/>
        </table:table-row>
        <table:table-row table:style-name="ro1">
          <table:table-cell office:value-type="string" calcext:value-type="string">
            <text:p><text:s text:c="27"/>Austr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.199161" calcext:value-type="float">
            <text:p>1,199161</text:p>
          </table:table-cell>
          <table:table-cell office:value-type="float" office:value="20550" calcext:value-type="float">
            <text:p>20550</text:p>
          </table:table-cell>
          <table:table-cell/>
        </table:table-row>
        <table:table-row table:style-name="ro1">
          <table:table-cell office:value-type="string" calcext:value-type="string">
            <text:p><text:s text:c="24"/>Azerbaijan <text:s text:c="9"/></text:p>
          </table:table-cell>
          <table:table-cell office:value-type="string" calcext:value-type="string">
            <text:p>TRUE</text:p>
          </table:table-cell>
          <table:table-cell office:value-type="float" office:value="1.869738" calcext:value-type="float">
            <text:p>1,869738</text:p>
          </table:table-cell>
          <table:table-cell office:value-type="float" office:value="30446" calcext:value-type="float">
            <text:p>30446</text:p>
          </table:table-cell>
          <table:table-cell/>
        </table:table-row>
        <table:table-row table:style-name="ro1">
          <table:table-cell office:value-type="string" calcext:value-type="string">
            <text:p><text:s text:c="27"/>Bahamas <text:s text:c="9"/></text:p>
          </table:table-cell>
          <table:table-cell office:value-type="string" calcext:value-type="string">
            <text:p>TRUE</text:p>
          </table:table-cell>
          <table:table-cell office:value-type="float" office:value="418.8597" calcext:value-type="float">
            <text:p>418,8597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<text:s text:c="27"/>Bahrain <text:s text:c="9"/></text:p>
          </table:table-cell>
          <table:table-cell office:value-type="string" calcext:value-type="string">
            <text:p>TRUE</text:p>
          </table:table-cell>
          <table:table-cell office:value-type="float" office:value="1.839542" calcext:value-type="float">
            <text:p>1,839542</text:p>
          </table:table-cell>
          <table:table-cell office:value-type="float" office:value="39482" calcext:value-type="float">
            <text:p>39482</text:p>
          </table:table-cell>
          <table:table-cell/>
        </table:table-row>
        <table:table-row table:style-name="ro1">
          <table:table-cell office:value-type="string" calcext:value-type="string">
            <text:p><text:s text:c="24"/>Bangladesh <text:s text:c="9"/></text:p>
          </table:table-cell>
          <table:table-cell office:value-type="string" calcext:value-type="string">
            <text:p>TRUE</text:p>
          </table:table-cell>
          <table:table-cell office:value-type="float" office:value="0.2660237" calcext:value-type="float">
            <text:p>0,2660237</text:p>
          </table:table-cell>
          <table:table-cell office:value-type="float" office:value="226225" calcext:value-type="float">
            <text:p>226225</text:p>
          </table:table-cell>
          <table:table-cell/>
        </table:table-row>
        <table:table-row table:style-name="ro1">
          <table:table-cell office:value-type="string" calcext:value-type="string">
            <text:p><text:s text:c="26"/>Barbados <text:s text:c="9"/></text:p>
          </table:table-cell>
          <table:table-cell office:value-type="string" calcext:value-type="string">
            <text:p>TRUE</text:p>
          </table:table-cell>
          <table:table-cell office:value-type="float" office:value="504.7987" calcext:value-type="float">
            <text:p>504,798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<text:s text:c="27"/>Belarus <text:s text:c="9"/></text:p>
          </table:table-cell>
          <table:table-cell office:value-type="string" calcext:value-type="string">
            <text:p>TRUE</text:p>
          </table:table-cell>
          <table:table-cell office:value-type="float" office:value="0.9214423" calcext:value-type="float">
            <text:p>0,9214423</text:p>
          </table:table-cell>
          <table:table-cell office:value-type="float" office:value="67251" calcext:value-type="float">
            <text:p>67251</text:p>
          </table:table-cell>
          <table:table-cell/>
        </table:table-row>
        <table:table-row table:style-name="ro1">
          <table:table-cell office:value-type="string" calcext:value-type="string">
            <text:p><text:s text:c="27"/>Belgium <text:s text:c="9"/></text:p>
          </table:table-cell>
          <table:table-cell office:value-type="string" calcext:value-type="string">
            <text:p>TRUE</text:p>
          </table:table-cell>
          <table:table-cell office:value-type="float" office:value="0.5503647" calcext:value-type="float">
            <text:p>0,5503647</text:p>
          </table:table-cell>
          <table:table-cell office:value-type="float" office:value="66335" calcext:value-type="float">
            <text:p>66335</text:p>
          </table:table-cell>
          <table:table-cell/>
        </table:table-row>
        <table:table-row table:style-name="ro1">
          <table:table-cell office:value-type="string" calcext:value-type="string">
            <text:p><text:s text:c="28"/>Belize <text:s text:c="9"/></text:p>
          </table:table-cell>
          <table:table-cell office:value-type="string" calcext:value-type="string">
            <text:p>TRUE</text:p>
          </table:table-cell>
          <table:table-cell office:value-type="float" office:value="1334.801" calcext:value-type="float">
            <text:p>1334,80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<text:s text:c="29"/>Benin <text:s text:c="9"/></text:p>
          </table:table-cell>
          <table:table-cell office:value-type="string" calcext:value-type="string">
            <text:p>TRUE</text:p>
          </table:table-cell>
          <table:table-cell office:value-type="float" office:value="26.33566" calcext:value-type="float">
            <text:p>26,33566</text:p>
          </table:table-cell>
          <table:table-cell office:value-type="float" office:value="1770" calcext:value-type="float">
            <text:p>1770</text:p>
          </table:table-cell>
          <table:table-cell/>
        </table:table-row>
        <table:table-row table:style-name="ro1">
          <table:table-cell office:value-type="string" calcext:value-type="string">
            <text:p><text:s text:c="27"/>Bermuda <text:s text:c="9"/></text:p>
          </table:table-cell>
          <table:table-cell office:value-type="string" calcext:value-type="string">
            <text:p>TRUE</text:p>
          </table:table-cell>
          <table:table-cell office:value-type="float" office:value="362.1719" calcext:value-type="float">
            <text:p>362,171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<text:s text:c="28"/>Bhutan <text:s text:c="9"/></text:p>
          </table:table-cell>
          <table:table-cell office:value-type="string" calcext:value-type="string">
            <text:p>TRUE</text:p>
          </table:table-cell>
          <table:table-cell office:value-type="float" office:value="472.9891" calcext:value-type="float">
            <text:p>472,989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<text:s text:c="27"/>Boliv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7192479" calcext:value-type="float">
            <text:p>0,7192479</text:p>
          </table:table-cell>
          <table:table-cell office:value-type="float" office:value="71811" calcext:value-type="float">
            <text:p>71811</text:p>
          </table:table-cell>
          <table:table-cell/>
        </table:table-row>
        <table:table-row table:style-name="ro1">
          <table:table-cell office:value-type="string" calcext:value-type="string">
            <text:p><text:s text:c="3"/>Bonaire.Sint.Eustatius.and.Saba <text:s text:c="9"/></text:p>
          </table:table-cell>
          <table:table-cell office:value-type="string" calcext:value-type="string">
            <text:p>TRUE</text:p>
          </table:table-cell>
          <table:table-cell office:value-type="float" office:value="12163.06" calcext:value-type="float">
            <text:p>12163,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 text:c="12"/>Bosnia.and.Herzegovina <text:s text:c="8"/></text:p>
          </table:table-cell>
          <table:table-cell office:value-type="string" calcext:value-type="string">
            <text:p>FALSE</text:p>
          </table:table-cell>
          <table:table-cell office:value-type="float" office:value="9.178823" calcext:value-type="float">
            <text:p>9,178823</text:p>
          </table:table-cell>
          <table:table-cell office:value-type="float" office:value="10498" calcext:value-type="float">
            <text:p>10498</text:p>
          </table:table-cell>
          <table:table-cell/>
        </table:table-row>
        <table:table-row table:style-name="ro1">
          <table:table-cell office:value-type="string" calcext:value-type="string">
            <text:p><text:s text:c="26"/>Botswana <text:s text:c="8"/></text:p>
          </table:table-cell>
          <table:table-cell office:value-type="string" calcext:value-type="string">
            <text:p>FALSE</text:p>
          </table:table-cell>
          <table:table-cell office:value-type="float" office:value="39.98446" calcext:value-type="float">
            <text:p>39,98446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string" calcext:value-type="string">
            <text:p><text:s text:c="28"/>Brazil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02515471" calcext:value-type="float">
            <text:p>0,02515471</text:p>
          </table:table-cell>
          <table:table-cell office:value-type="float" office:value="2442375" calcext:value-type="float">
            <text:p>2442375</text:p>
          </table:table-cell>
          <table:table-cell/>
        </table:table-row>
        <table:table-row table:style-name="ro1">
          <table:table-cell office:value-type="string" calcext:value-type="string">
            <text:p><text:s text:c="12"/>British.Virgin.Islands <text:s text:c="9"/></text:p>
          </table:table-cell>
          <table:table-cell office:value-type="string" calcext:value-type="string">
            <text:p>TRUE</text:p>
          </table:table-cell>
          <table:table-cell table:style-name="ce3" office:value-type="float" office:value="19445.0431095783" calcext:value-type="float">
            <text:p>19445,043109578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s text:c="28"/>Brunei <text:s text:c="9"/></text:p>
          </table:table-cell>
          <table:table-cell office:value-type="string" calcext:value-type="string">
            <text:p>TRUE</text:p>
          </table:table-cell>
          <table:table-cell office:value-type="float" office:value="382.8084" calcext:value-type="float">
            <text:p>382,808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<text:s text:c="26"/>Bulgar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7.931575" calcext:value-type="float">
            <text:p>7,931575</text:p>
          </table:table-cell>
          <table:table-cell office:value-type="float" office:value="10621" calcext:value-type="float">
            <text:p>10621</text:p>
          </table:table-cell>
          <table:table-cell/>
        </table:table-row>
        <table:table-row table:style-name="ro1">
          <table:table-cell office:value-type="string" calcext:value-type="string">
            <text:p><text:s text:c="22"/>Burkina.Faso <text:s text:c="9"/></text:p>
          </table:table-cell>
          <table:table-cell office:value-type="string" calcext:value-type="string">
            <text:p>TRUE</text:p>
          </table:table-cell>
          <table:table-cell office:value-type="float" office:value="48.0046" calcext:value-type="float">
            <text:p>48,0046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<text:s text:c="27"/>Burundi <text:s text:c="8"/></text:p>
          </table:table-cell>
          <table:table-cell office:value-type="string" calcext:value-type="string">
            <text:p>FALSE</text:p>
          </table:table-cell>
          <table:table-cell office:value-type="float" office:value="147.1259" calcext:value-type="float">
            <text:p>147,1259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<text:s text:c="26"/>Cameroon <text:s text:c="9"/></text:p>
          </table:table-cell>
          <table:table-cell office:value-type="string" calcext:value-type="string">
            <text:p>TRUE</text:p>
          </table:table-cell>
          <table:table-cell office:value-type="float" office:value="4.223142" calcext:value-type="float">
            <text:p>4,223142</text:p>
          </table:table-cell>
          <table:table-cell office:value-type="float" office:value="16708" calcext:value-type="float">
            <text:p>16708</text:p>
          </table:table-cell>
          <table:table-cell/>
        </table:table-row>
        <table:table-row table:style-name="ro1">
          <table:table-cell office:value-type="string" calcext:value-type="string">
            <text:p><text:s text:c="28"/>Canada <text:s text:c="9"/></text:p>
          </table:table-cell>
          <table:table-cell office:value-type="string" calcext:value-type="string">
            <text:p>TRUE</text:p>
          </table:table-cell>
          <table:table-cell office:value-type="float" office:value="0.4905681" calcext:value-type="float">
            <text:p>0,4905681</text:p>
          </table:table-cell>
          <table:table-cell office:value-type="float" office:value="114597" calcext:value-type="float">
            <text:p>114597</text:p>
          </table:table-cell>
          <table:table-cell/>
        </table:table-row>
        <table:table-row table:style-name="ro1">
          <table:table-cell office:value-type="string" calcext:value-type="string">
            <text:p><text:s text:c="24"/>Cape.Verde <text:s text:c="8"/></text:p>
          </table:table-cell>
          <table:table-cell office:value-type="string" calcext:value-type="string">
            <text:p>FALSE</text:p>
          </table:table-cell>
          <table:table-cell office:value-type="float" office:value="27.13002" calcext:value-type="float">
            <text:p>27,13002</text:p>
          </table:table-cell>
          <table:table-cell office:value-type="float" office:value="2328" calcext:value-type="float">
            <text:p>2328</text:p>
          </table:table-cell>
          <table:table-cell/>
        </table:table-row>
        <table:table-row table:style-name="ro1">
          <table:table-cell office:value-type="string" calcext:value-type="string">
            <text:p><text:s text:c="20"/>Cayman.Islands <text:s text:c="9"/></text:p>
          </table:table-cell>
          <table:table-cell office:value-type="string" calcext:value-type="string">
            <text:p>TRUE</text:p>
          </table:table-cell>
          <table:table-cell office:value-type="float" office:value="439.6195" calcext:value-type="float">
            <text:p>439,619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<text:s text:c="10"/>Central.African.Republic <text:s text:c="9"/></text:p>
          </table:table-cell>
          <table:table-cell office:value-type="string" calcext:value-type="string">
            <text:p>TRUE</text:p>
          </table:table-cell>
          <table:table-cell office:value-type="float" office:value="9.170274" calcext:value-type="float">
            <text:p>9,170274</text:p>
          </table:table-cell>
          <table:table-cell office:value-type="float" office:value="4599" calcext:value-type="float">
            <text:p>4599</text:p>
          </table:table-cell>
          <table:table-cell/>
        </table:table-row>
        <table:table-row table:style-name="ro1">
          <table:table-cell office:value-type="string" calcext:value-type="string">
            <text:p><text:s text:c="30"/>Chad <text:s text:c="9"/></text:p>
          </table:table-cell>
          <table:table-cell office:value-type="string" calcext:value-type="string">
            <text:p>TRUE</text:p>
          </table:table-cell>
          <table:table-cell office:value-type="float" office:value="30.0146" calcext:value-type="float">
            <text:p>30,0146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<text:s text:c="29"/>Chile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405598" calcext:value-type="float">
            <text:p>0,1405598</text:p>
          </table:table-cell>
          <table:table-cell office:value-type="float" office:value="347923" calcext:value-type="float">
            <text:p>347923</text:p>
          </table:table-cell>
          <table:table-cell/>
        </table:table-row>
        <table:table-row table:style-name="ro1">
          <table:table-cell office:value-type="string" calcext:value-type="string">
            <text:p><text:s text:c="29"/>China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964099" calcext:value-type="float">
            <text:p>0,1964099</text:p>
          </table:table-cell>
          <table:table-cell office:value-type="float" office:value="86783" calcext:value-type="float">
            <text:p>86783</text:p>
          </table:table-cell>
          <table:table-cell/>
        </table:table-row>
        <table:table-row table:style-name="ro1">
          <table:table-cell office:value-type="string" calcext:value-type="string">
            <text:p><text:s text:c="26"/>Colomb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1806326" calcext:value-type="float">
            <text:p>0,1806326</text:p>
          </table:table-cell>
          <table:table-cell office:value-type="float" office:value="257101" calcext:value-type="float">
            <text:p>257101</text:p>
          </table:table-cell>
          <table:table-cell/>
        </table:table-row>
        <table:table-row table:style-name="ro1">
          <table:table-cell office:value-type="string" calcext:value-type="string">
            <text:p><text:s text:c="27"/>Comoros <text:s text:c="9"/></text:p>
          </table:table-cell>
          <table:table-cell office:value-type="string" calcext:value-type="string">
            <text:p>TRUE</text:p>
          </table:table-cell>
          <table:table-cell office:value-type="float" office:value="149.5478" calcext:value-type="float">
            <text:p>149,5478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<text:s text:c="29"/>Congo <text:s text:c="8"/></text:p>
          </table:table-cell>
          <table:table-cell office:value-type="string" calcext:value-type="string">
            <text:p>FALSE</text:p>
          </table:table-cell>
          <table:table-cell office:value-type="float" office:value="17.98123" calcext:value-type="float">
            <text:p>17,98123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string" calcext:value-type="string">
            <text:p><text:s text:c="24"/>Costa.Rica <text:s text:c="8"/></text:p>
          </table:table-cell>
          <table:table-cell office:value-type="string" calcext:value-type="string">
            <text:p>FALSE</text:p>
          </table:table-cell>
          <table:table-cell office:value-type="float" office:value="1.898043" calcext:value-type="float">
            <text:p>1,898043</text:p>
          </table:table-cell>
          <table:table-cell office:value-type="float" office:value="15841" calcext:value-type="float">
            <text:p>15841</text:p>
          </table:table-cell>
          <table:table-cell/>
        </table:table-row>
        <table:table-row table:style-name="ro1">
          <table:table-cell office:value-type="string" calcext:value-type="string">
            <text:p><text:s text:c="21"/>Cote.d.Ivoire <text:s text:c="9"/></text:p>
          </table:table-cell>
          <table:table-cell office:value-type="string" calcext:value-type="string">
            <text:p>TRUE</text:p>
          </table:table-cell>
          <table:table-cell office:value-type="float" office:value="3.958292" calcext:value-type="float">
            <text:p>3,958292</text:p>
          </table:table-cell>
          <table:table-cell office:value-type="float" office:value="15655" calcext:value-type="float">
            <text:p>15655</text:p>
          </table:table-cell>
          <table:table-cell/>
        </table:table-row>
        <table:table-row table:style-name="ro1">
          <table:table-cell office:value-type="string" calcext:value-type="string">
            <text:p><text:s text:c="27"/>Croat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1.38378" calcext:value-type="float">
            <text:p>11,38378</text:p>
          </table:table-cell>
          <table:table-cell office:value-type="float" office:value="4881" calcext:value-type="float">
            <text:p>4881</text:p>
          </table:table-cell>
          <table:table-cell/>
        </table:table-row>
        <table:table-row table:style-name="ro1">
          <table:table-cell office:value-type="string" calcext:value-type="string">
            <text:p><text:s text:c="30"/>Cuba <text:s text:c="9"/></text:p>
          </table:table-cell>
          <table:table-cell office:value-type="string" calcext:value-type="string">
            <text:p>TRUE</text:p>
          </table:table-cell>
          <table:table-cell office:value-type="float" office:value="18.94513" calcext:value-type="float">
            <text:p>18,94513</text:p>
          </table:table-cell>
          <table:table-cell office:value-type="float" office:value="2532" calcext:value-type="float">
            <text:p>2532</text:p>
          </table:table-cell>
          <table:table-cell/>
        </table:table-row>
        <table:table-row table:style-name="ro1">
          <table:table-cell office:value-type="string" calcext:value-type="string">
            <text:p><text:s text:c="27"/>Curacao <text:s text:c="9"/></text:p>
          </table:table-cell>
          <table:table-cell office:value-type="string" calcext:value-type="string">
            <text:p>TRUE</text:p>
          </table:table-cell>
          <table:table-cell office:value-type="float" office:value="2500.413" calcext:value-type="float">
            <text:p>2500,41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<text:s text:c="28"/>Cyprus <text:s text:c="9"/></text:p>
          </table:table-cell>
          <table:table-cell office:value-type="string" calcext:value-type="string">
            <text:p>TRUE</text:p>
          </table:table-cell>
          <table:table-cell office:value-type="float" office:value="34.67811" calcext:value-type="float">
            <text:p>34,67811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string" calcext:value-type="string">
            <text:p><text:s text:c="20"/>Czech.Republic <text:s text:c="9"/></text:p>
          </table:table-cell>
          <table:table-cell office:value-type="string" calcext:value-type="string">
            <text:p>TRUE</text:p>
          </table:table-cell>
          <table:table-cell office:value-type="float" office:value="3.576071" calcext:value-type="float">
            <text:p>3,576071</text:p>
          </table:table-cell>
          <table:table-cell office:value-type="float" office:value="15516" calcext:value-type="float">
            <text:p>15516</text:p>
          </table:table-cell>
          <table:table-cell/>
        </table:table-row>
        <table:table-row table:style-name="ro1">
          <table:table-cell office:value-type="string" calcext:value-type="string">
            <text:p><text:s text:c="6"/>Democratic.Republic.of.Congo <text:s text:c="9"/></text:p>
          </table:table-cell>
          <table:table-cell office:value-type="string" calcext:value-type="string">
            <text:p>TRUE</text:p>
          </table:table-cell>
          <table:table-cell office:value-type="float" office:value="7.270402" calcext:value-type="float">
            <text:p>7,270402</text:p>
          </table:table-cell>
          <table:table-cell office:value-type="float" office:value="8844" calcext:value-type="float">
            <text:p>8844</text:p>
          </table:table-cell>
          <table:table-cell/>
        </table:table-row>
        <table:table-row table:style-name="ro1">
          <table:table-cell office:value-type="string" calcext:value-type="string">
            <text:p><text:s text:c="27"/>Denmark <text:s text:c="9"/></text:p>
          </table:table-cell>
          <table:table-cell office:value-type="string" calcext:value-type="string">
            <text:p>TRUE</text:p>
          </table:table-cell>
          <table:table-cell office:value-type="float" office:value="4.054713" calcext:value-type="float">
            <text:p>4,054713</text:p>
          </table:table-cell>
          <table:table-cell office:value-type="float" office:value="13547" calcext:value-type="float">
            <text:p>13547</text:p>
          </table:table-cell>
          <table:table-cell/>
        </table:table-row>
        <table:table-row table:style-name="ro1">
          <table:table-cell office:value-type="string" calcext:value-type="string">
            <text:p><text:s text:c="26"/>Djibouti <text:s text:c="9"/></text:p>
          </table:table-cell>
          <table:table-cell office:value-type="string" calcext:value-type="string">
            <text:p>TRUE</text:p>
          </table:table-cell>
          <table:table-cell office:value-type="float" office:value="10.02221" calcext:value-type="float">
            <text:p>10,02221</text:p>
          </table:table-cell>
          <table:table-cell office:value-type="float" office:value="5059" calcext:value-type="float">
            <text:p>5059</text:p>
          </table:table-cell>
          <table:table-cell/>
        </table:table-row>
        <table:table-row table:style-name="ro1">
          <table:table-cell office:value-type="string" calcext:value-type="string">
            <text:p><text:s text:c="26"/>Dominica <text:s text:c="9"/></text:p>
          </table:table-cell>
          <table:table-cell office:value-type="string" calcext:value-type="string">
            <text:p>TRUE</text:p>
          </table:table-cell>
          <table:table-cell office:value-type="float" office:value="6854.148" calcext:value-type="float">
            <text:p>6854,14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s text:c="16"/>Dominican.Republic <text:s text:c="8"/></text:p>
          </table:table-cell>
          <table:table-cell office:value-type="string" calcext:value-type="string">
            <text:p>FALSE</text:p>
          </table:table-cell>
          <table:table-cell office:value-type="float" office:value="1.347402" calcext:value-type="float">
            <text:p>1,347402</text:p>
          </table:table-cell>
          <table:table-cell office:value-type="float" office:value="64156" calcext:value-type="float">
            <text:p>64156</text:p>
          </table:table-cell>
          <table:table-cell/>
        </table:table-row>
        <table:table-row table:style-name="ro1">
          <table:table-cell office:value-type="string" calcext:value-type="string">
            <text:p><text:s text:c="27"/>Ecuador <text:s text:c="9"/></text:p>
          </table:table-cell>
          <table:table-cell office:value-type="string" calcext:value-type="string">
            <text:p>TRUE</text:p>
          </table:table-cell>
          <table:table-cell office:value-type="float" office:value="0.6896442" calcext:value-type="float">
            <text:p>0,6896442</text:p>
          </table:table-cell>
          <table:table-cell office:value-type="float" office:value="81161" calcext:value-type="float">
            <text:p>81161</text:p>
          </table:table-cell>
          <table:table-cell/>
        </table:table-row>
        <table:table-row table:style-name="ro1">
          <table:table-cell office:value-type="string" calcext:value-type="string">
            <text:p><text:s text:c="29"/>Egypt <text:s text:c="9"/></text:p>
          </table:table-cell>
          <table:table-cell office:value-type="string" calcext:value-type="string">
            <text:p>TRUE</text:p>
          </table:table-cell>
          <table:table-cell office:value-type="float" office:value="0.6086261" calcext:value-type="float">
            <text:p>0,6086261</text:p>
          </table:table-cell>
          <table:table-cell office:value-type="float" office:value="92482" calcext:value-type="float">
            <text:p>92482</text:p>
          </table:table-cell>
          <table:table-cell/>
        </table:table-row>
        <table:table-row table:style-name="ro1">
          <table:table-cell office:value-type="string" calcext:value-type="string">
            <text:p><text:s text:c="23"/>El.Salvador <text:s text:c="8"/></text:p>
          </table:table-cell>
          <table:table-cell office:value-type="string" calcext:value-type="string">
            <text:p>FALSE</text:p>
          </table:table-cell>
          <table:table-cell office:value-type="float" office:value="3.743568" calcext:value-type="float">
            <text:p>3,743568</text:p>
          </table:table-cell>
          <table:table-cell office:value-type="float" office:value="15035" calcext:value-type="float">
            <text:p>15035</text:p>
          </table:table-cell>
          <table:table-cell/>
        </table:table-row>
        <table:table-row table:style-name="ro1">
          <table:table-cell office:value-type="string" calcext:value-type="string">
            <text:p><text:s text:c="17"/>Equatorial.Guinea <text:s text:c="9"/></text:p>
          </table:table-cell>
          <table:table-cell office:value-type="string" calcext:value-type="string">
            <text:p>TRUE</text:p>
          </table:table-cell>
          <table:table-cell office:value-type="float" office:value="20.61225" calcext:value-type="float">
            <text:p>20,61225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string" calcext:value-type="string">
            <text:p><text:s text:c="27"/>Eritrea <text:s text:c="9"/></text:p>
          </table:table-cell>
          <table:table-cell office:value-type="string" calcext:value-type="string">
            <text:p>TRUE</text:p>
          </table:table-cell>
          <table:table-cell office:value-type="float" office:value="175.773" calcext:value-type="float">
            <text:p>175,773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<text:s text:c="27"/>Eston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8.7157" calcext:value-type="float">
            <text:p>18,7157</text:p>
          </table:table-cell>
          <table:table-cell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string" calcext:value-type="string">
            <text:p><text:s text:c="26"/>Ethiop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3.665715" calcext:value-type="float">
            <text:p>3,665715</text:p>
          </table:table-cell>
          <table:table-cell office:value-type="float" office:value="14547" calcext:value-type="float">
            <text:p>14547</text:p>
          </table:table-cell>
          <table:table-cell/>
        </table:table-row>
        <table:table-row table:style-name="ro1">
          <table:table-cell office:value-type="string" calcext:value-type="string">
            <text:p><text:s text:c="20"/>Faeroe.Islands <text:s text:c="9"/></text:p>
          </table:table-cell>
          <table:table-cell office:value-type="string" calcext:value-type="string">
            <text:p>TRUE</text:p>
          </table:table-cell>
          <table:table-cell office:value-type="float" office:value="120.44" calcext:value-type="float">
            <text:p>120,4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<text:s text:c="18"/>Falkland.Islands <text:s text:c="9"/></text:p>
          </table:table-cell>
          <table:table-cell office:value-type="string" calcext:value-type="string">
            <text:p>TRUE</text:p>
          </table:table-cell>
          <table:table-cell office:value-type="float" office:value="5223.918" calcext:value-type="float">
            <text:p>5223,9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s text:c="30"/>Fiji <text:s text:c="9"/></text:p>
          </table:table-cell>
          <table:table-cell office:value-type="string" calcext:value-type="string">
            <text:p>TRUE</text:p>
          </table:table-cell>
          <table:table-cell office:value-type="float" office:value="2464.384" calcext:value-type="float">
            <text:p>2464,38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<text:s text:c="27"/>Finland <text:s text:c="9"/></text:p>
          </table:table-cell>
          <table:table-cell office:value-type="string" calcext:value-type="string">
            <text:p>TRUE</text:p>
          </table:table-cell>
          <table:table-cell table:style-name="ce3" office:value-type="float" office:value="7.31956132544093" calcext:value-type="float">
            <text:p>7,31956132544093</text:p>
          </table:table-cell>
          <table:table-cell office:value-type="float" office:value="7398" calcext:value-type="float">
            <text:p>7398</text:p>
          </table:table-cell>
          <table:table-cell/>
        </table:table-row>
        <table:table-row table:style-name="ro1">
          <table:table-cell office:value-type="string" calcext:value-type="string">
            <text:p><text:s text:c="28"/>France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87957" calcext:value-type="float">
            <text:p>0,187957</text:p>
          </table:table-cell>
          <table:table-cell office:value-type="float" office:value="183079" calcext:value-type="float">
            <text:p>183079</text:p>
          </table:table-cell>
          <table:table-cell/>
        </table:table-row>
        <table:table-row table:style-name="ro1">
          <table:table-cell office:value-type="string" calcext:value-type="string">
            <text:p><text:s text:c="18"/>French.Polynes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281.703" calcext:value-type="float">
            <text:p>1281,703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<text:s text:c="29"/>Gabon <text:s text:c="9"/></text:p>
          </table:table-cell>
          <table:table-cell office:value-type="string" calcext:value-type="string">
            <text:p>TRUE</text:p>
          </table:table-cell>
          <table:table-cell office:value-type="float" office:value="8.681091" calcext:value-type="float">
            <text:p>8,681091</text:p>
          </table:table-cell>
          <table:table-cell office:value-type="float" office:value="7189" calcext:value-type="float">
            <text:p>7189</text:p>
          </table:table-cell>
          <table:table-cell/>
        </table:table-row>
        <table:table-row table:style-name="ro1">
          <table:table-cell office:value-type="string" calcext:value-type="string">
            <text:p><text:s text:c="28"/>Gamb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84.75611" calcext:value-type="float">
            <text:p>84,75611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<text:s text:c="27"/>Georgia <text:s text:c="9"/></text:p>
          </table:table-cell>
          <table:table-cell office:value-type="string" calcext:value-type="string">
            <text:p>TRUE</text:p>
          </table:table-cell>
          <table:table-cell office:value-type="float" office:value="64.94242" calcext:value-type="float">
            <text:p>64,94242</text:p>
          </table:table-cell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string" calcext:value-type="string">
            <text:p><text:s text:c="27"/>Germany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434464" calcext:value-type="float">
            <text:p>0,1434464</text:p>
          </table:table-cell>
          <table:table-cell office:value-type="float" office:value="206242" calcext:value-type="float">
            <text:p>206242</text:p>
          </table:table-cell>
          <table:table-cell/>
        </table:table-row>
        <table:table-row table:style-name="ro1">
          <table:table-cell office:value-type="string" calcext:value-type="string">
            <text:p><text:s text:c="29"/>Ghana <text:s text:c="8"/></text:p>
          </table:table-cell>
          <table:table-cell office:value-type="string" calcext:value-type="string">
            <text:p>FALSE</text:p>
          </table:table-cell>
          <table:table-cell office:value-type="float" office:value="2.263713" calcext:value-type="float">
            <text:p>2,263713</text:p>
          </table:table-cell>
          <table:table-cell office:value-type="float" office:value="33624" calcext:value-type="float">
            <text:p>33624</text:p>
          </table:table-cell>
          <table:table-cell/>
        </table:table-row>
        <table:table-row table:style-name="ro1">
          <table:table-cell office:value-type="string" calcext:value-type="string">
            <text:p><text:s text:c="25"/>Gibraltar <text:s text:c="9"/></text:p>
          </table:table-cell>
          <table:table-cell office:value-type="string" calcext:value-type="string">
            <text:p>TRUE</text:p>
          </table:table-cell>
          <table:table-cell office:value-type="float" office:value="320.0074" calcext:value-type="float">
            <text:p>320,0074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<text:s text:c="28"/>Greece <text:s text:c="9"/></text:p>
          </table:table-cell>
          <table:table-cell office:value-type="string" calcext:value-type="string">
            <text:p>TRUE</text:p>
          </table:table-cell>
          <table:table-cell office:value-type="float" office:value="12.66285" calcext:value-type="float">
            <text:p>12,66285</text:p>
          </table:table-cell>
          <table:table-cell office:value-type="float" office:value="4227" calcext:value-type="float">
            <text:p>4227</text:p>
          </table:table-cell>
          <table:table-cell/>
        </table:table-row>
        <table:table-row table:style-name="ro1">
          <table:table-cell office:value-type="string" calcext:value-type="string">
            <text:p><text:s text:c="25"/>Greenland <text:s text:c="9"/></text:p>
          </table:table-cell>
          <table:table-cell office:value-type="string" calcext:value-type="string">
            <text:p>TRUE</text:p>
          </table:table-cell>
          <table:table-cell office:value-type="float" office:value="9475.444" calcext:value-type="float">
            <text:p>9475,44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s text:c="27"/>Grenada <text:s text:c="9"/></text:p>
          </table:table-cell>
          <table:table-cell office:value-type="string" calcext:value-type="string">
            <text:p>TRUE</text:p>
          </table:table-cell>
          <table:table-cell office:value-type="float" office:value="6231.909" calcext:value-type="float">
            <text:p>6231,90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<text:s text:c="30"/>Guam <text:s text:c="9"/></text:p>
          </table:table-cell>
          <table:table-cell office:value-type="string" calcext:value-type="string">
            <text:p>TRUE</text:p>
          </table:table-cell>
          <table:table-cell office:value-type="float" office:value="296.9766" calcext:value-type="float">
            <text:p>296,9766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<text:s text:c="25"/>Guatemala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973107" calcext:value-type="float">
            <text:p>0,973107</text:p>
          </table:table-cell>
          <table:table-cell office:value-type="float" office:value="45053" calcext:value-type="float">
            <text:p>45053</text:p>
          </table:table-cell>
          <table:table-cell/>
        </table:table-row>
        <table:table-row table:style-name="ro1">
          <table:table-cell office:value-type="string" calcext:value-type="string">
            <text:p><text:s text:c="26"/>Guernsey <text:s text:c="9"/></text:p>
          </table:table-cell>
          <table:table-cell office:value-type="string" calcext:value-type="string">
            <text:p>TRUE</text:p>
          </table:table-cell>
          <table:table-cell office:value-type="float" office:value="116.6076" calcext:value-type="float">
            <text:p>116,6076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<text:s text:c="28"/>Guinea <text:s text:c="9"/></text:p>
          </table:table-cell>
          <table:table-cell office:value-type="string" calcext:value-type="string">
            <text:p>TRUE</text:p>
          </table:table-cell>
          <table:table-cell office:value-type="float" office:value="11.85841" calcext:value-type="float">
            <text:p>11,85841</text:p>
          </table:table-cell>
          <table:table-cell office:value-type="float" office:value="7055" calcext:value-type="float">
            <text:p>7055</text:p>
          </table:table-cell>
          <table:table-cell/>
        </table:table-row>
        <table:table-row table:style-name="ro1">
          <table:table-cell office:value-type="string" calcext:value-type="string">
            <text:p><text:s text:c="21"/>Guinea.Bissau <text:s text:c="9"/></text:p>
          </table:table-cell>
          <table:table-cell office:value-type="string" calcext:value-type="string">
            <text:p>TRUE</text:p>
          </table:table-cell>
          <table:table-cell office:value-type="float" office:value="14.60623" calcext:value-type="float">
            <text:p>14,60623</text:p>
          </table:table-cell>
          <table:table-cell office:value-type="float" office:value="1954" calcext:value-type="float">
            <text:p>1954</text:p>
          </table:table-cell>
          <table:table-cell/>
        </table:table-row>
        <table:table-row table:style-name="ro1">
          <table:table-cell office:value-type="string" calcext:value-type="string">
            <text:p><text:s text:c="28"/>Guyana <text:s text:c="8"/></text:p>
          </table:table-cell>
          <table:table-cell office:value-type="string" calcext:value-type="string">
            <text:p>FALSE</text:p>
          </table:table-cell>
          <table:table-cell office:value-type="float" office:value="346.0647" calcext:value-type="float">
            <text:p>346,0647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<text:s text:c="29"/>Haiti <text:s text:c="9"/></text:p>
          </table:table-cell>
          <table:table-cell office:value-type="string" calcext:value-type="string">
            <text:p>TRUE</text:p>
          </table:table-cell>
          <table:table-cell office:value-type="float" office:value="4.567402" calcext:value-type="float">
            <text:p>4,567402</text:p>
          </table:table-cell>
          <table:table-cell office:value-type="float" office:value="7340" calcext:value-type="float">
            <text:p>7340</text:p>
          </table:table-cell>
          <table:table-cell/>
        </table:table-row>
        <table:table-row table:style-name="ro1">
          <table:table-cell office:value-type="string" calcext:value-type="string">
            <text:p><text:s text:c="26"/>Honduras <text:s text:c="8"/></text:p>
          </table:table-cell>
          <table:table-cell office:value-type="string" calcext:value-type="string">
            <text:p>FALSE</text:p>
          </table:table-cell>
          <table:table-cell office:value-type="float" office:value="1.219031" calcext:value-type="float">
            <text:p>1,219031</text:p>
          </table:table-cell>
          <table:table-cell office:value-type="float" office:value="39741" calcext:value-type="float">
            <text:p>39741</text:p>
          </table:table-cell>
          <table:table-cell/>
        </table:table-row>
        <table:table-row table:style-name="ro1">
          <table:table-cell office:value-type="string" calcext:value-type="string">
            <text:p><text:s text:c="27"/>Hungary <text:s text:c="9"/></text:p>
          </table:table-cell>
          <table:table-cell office:value-type="string" calcext:value-type="string">
            <text:p>TRUE</text:p>
          </table:table-cell>
          <table:table-cell office:value-type="float" office:value="11.55789" calcext:value-type="float">
            <text:p>11,55789</text:p>
          </table:table-cell>
          <table:table-cell office:value-type="float" office:value="4456" calcext:value-type="float">
            <text:p>4456</text:p>
          </table:table-cell>
          <table:table-cell/>
        </table:table-row>
        <table:table-row table:style-name="ro1">
          <table:table-cell office:value-type="string" calcext:value-type="string">
            <text:p><text:s text:c="27"/>Iceland <text:s text:c="9"/></text:p>
          </table:table-cell>
          <table:table-cell office:value-type="string" calcext:value-type="string">
            <text:p>TRUE</text:p>
          </table:table-cell>
          <table:table-cell office:value-type="float" office:value="13.98852" calcext:value-type="float">
            <text:p>13,98852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string" calcext:value-type="string">
            <text:p><text:s text:c="29"/>India <text:s text:c="9"/></text:p>
          </table:table-cell>
          <table:table-cell office:value-type="string" calcext:value-type="string">
            <text:p>TRUE</text:p>
          </table:table-cell>
          <table:table-cell table:style-name="ce3" office:value-type="float" office:value="0.0322026532602737" calcext:value-type="float">
            <text:p>0,032202653260274</text:p>
          </table:table-cell>
          <table:table-cell office:value-type="float" office:value="1483156" calcext:value-type="float">
            <text:p>1483156</text:p>
          </table:table-cell>
          <table:table-cell/>
        </table:table-row>
        <table:table-row table:style-name="ro1">
          <table:table-cell office:value-type="string" calcext:value-type="string">
            <text:p><text:s text:c="25"/>Indones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7798885" calcext:value-type="float">
            <text:p>0,7798885</text:p>
          </table:table-cell>
          <table:table-cell office:value-type="float" office:value="100303" calcext:value-type="float">
            <text:p>100303</text:p>
          </table:table-cell>
          <table:table-cell/>
        </table:table-row>
        <table:table-row table:style-name="ro1">
          <table:table-cell office:value-type="string" calcext:value-type="string">
            <text:p><text:s text:c="21"/>International <text:s text:c="9"/></text:p>
          </table:table-cell>
          <table:table-cell office:value-type="string" calcext:value-type="string">
            <text:p>TRUE</text:p>
          </table:table-cell>
          <table:table-cell office:value-type="float" office:value="54.28947" calcext:value-type="float">
            <text:p>54,28947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<text:s text:c="30"/>Iran <text:s text:c="9"/></text:p>
          </table:table-cell>
          <table:table-cell office:value-type="string" calcext:value-type="string">
            <text:p>TRUE</text:p>
          </table:table-cell>
          <table:table-cell office:value-type="float" office:value="0.4224178" calcext:value-type="float">
            <text:p>0,4224178</text:p>
          </table:table-cell>
          <table:table-cell office:value-type="float" office:value="293606" calcext:value-type="float">
            <text:p>293606</text:p>
          </table:table-cell>
          <table:table-cell/>
        </table:table-row>
        <table:table-row table:style-name="ro1">
          <table:table-cell office:value-type="string" calcext:value-type="string">
            <text:p><text:s text:c="30"/>Iraq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3533291" calcext:value-type="float">
            <text:p>0,3533291</text:p>
          </table:table-cell>
          <table:table-cell office:value-type="float" office:value="112585" calcext:value-type="float">
            <text:p>112585</text:p>
          </table:table-cell>
          <table:table-cell/>
        </table:table-row>
        <table:table-row table:style-name="ro1">
          <table:table-cell office:value-type="string" calcext:value-type="string">
            <text:p><text:s text:c="27"/>Ireland <text:s text:c="9"/></text:p>
          </table:table-cell>
          <table:table-cell office:value-type="string" calcext:value-type="string">
            <text:p>TRUE</text:p>
          </table:table-cell>
          <table:table-cell office:value-type="float" office:value="1.287993" calcext:value-type="float">
            <text:p>1,287993</text:p>
          </table:table-cell>
          <table:table-cell office:value-type="float" office:value="25892" calcext:value-type="float">
            <text:p>25892</text:p>
          </table:table-cell>
          <table:table-cell/>
        </table:table-row>
        <table:table-row table:style-name="ro1">
          <table:table-cell office:value-type="string" calcext:value-type="string">
            <text:p><text:s text:c="23"/>Isle.of.Man <text:s text:c="9"/></text:p>
          </table:table-cell>
          <table:table-cell office:value-type="string" calcext:value-type="string">
            <text:p>TRUE</text:p>
          </table:table-cell>
          <table:table-cell office:value-type="float" office:value="82.24383" calcext:value-type="float">
            <text:p>82,24383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<text:s text:c="28"/>Israel <text:s text:c="9"/></text:p>
          </table:table-cell>
          <table:table-cell office:value-type="string" calcext:value-type="string">
            <text:p>TRUE</text:p>
          </table:table-cell>
          <table:table-cell office:value-type="float" office:value="1.395907" calcext:value-type="float">
            <text:p>1,395907</text:p>
          </table:table-cell>
          <table:table-cell office:value-type="float" office:value="64458" calcext:value-type="float">
            <text:p>64458</text:p>
          </table:table-cell>
          <table:table-cell/>
        </table:table-row>
        <table:table-row table:style-name="ro1">
          <table:table-cell office:value-type="string" calcext:value-type="string">
            <text:p><text:s text:c="29"/>Italy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49752" calcext:value-type="float">
            <text:p>0,149752</text:p>
          </table:table-cell>
          <table:table-cell office:value-type="float" office:value="246286" calcext:value-type="float">
            <text:p>246286</text:p>
          </table:table-cell>
          <table:table-cell/>
        </table:table-row>
        <table:table-row table:style-name="ro1">
          <table:table-cell office:value-type="string" calcext:value-type="string">
            <text:p><text:s text:c="27"/>Jamaica <text:s text:c="9"/></text:p>
          </table:table-cell>
          <table:table-cell office:value-type="string" calcext:value-type="string">
            <text:p>TRUE</text:p>
          </table:table-cell>
          <table:table-cell office:value-type="float" office:value="47.03919" calcext:value-type="float">
            <text:p>47,03919</text:p>
          </table:table-cell>
          <table:table-cell office:value-type="float" office:value="853" calcext:value-type="float">
            <text:p>853</text:p>
          </table:table-cell>
          <table:table-cell/>
        </table:table-row>
        <table:table-row table:style-name="ro1">
          <table:table-cell office:value-type="string" calcext:value-type="string">
            <text:p><text:s text:c="29"/>Japan <text:s text:c="9"/></text:p>
          </table:table-cell>
          <table:table-cell office:value-type="string" calcext:value-type="string">
            <text:p>TRUE</text:p>
          </table:table-cell>
          <table:table-cell office:value-type="float" office:value="1.646826" calcext:value-type="float">
            <text:p>1,646826</text:p>
          </table:table-cell>
          <table:table-cell office:value-type="float" office:value="29989" calcext:value-type="float">
            <text:p>29989</text:p>
          </table:table-cell>
          <table:table-cell/>
        </table:table-row>
        <table:table-row table:style-name="ro1">
          <table:table-cell office:value-type="string" calcext:value-type="string">
            <text:p><text:s text:c="27"/>Jersey <text:s text:c="9"/></text:p>
          </table:table-cell>
          <table:table-cell office:value-type="string" calcext:value-type="string">
            <text:p>TRUE</text:p>
          </table:table-cell>
          <table:table-cell office:value-type="float" office:value="133.2415" calcext:value-type="float">
            <text:p>133,2415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<text:s text:c="27"/>Jordan <text:s text:c="9"/></text:p>
          </table:table-cell>
          <table:table-cell office:value-type="string" calcext:value-type="string">
            <text:p>TRUE</text:p>
          </table:table-cell>
          <table:table-cell office:value-type="float" office:value="41.77018" calcext:value-type="float">
            <text:p>41,77018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string" calcext:value-type="string">
            <text:p><text:s text:c="23"/>Kazakhstan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4924863" calcext:value-type="float">
            <text:p>0,4924863</text:p>
          </table:table-cell>
          <table:table-cell office:value-type="float" office:value="84648" calcext:value-type="float">
            <text:p>84648</text:p>
          </table:table-cell>
          <table:table-cell/>
        </table:table-row>
        <table:table-row table:style-name="ro1">
          <table:table-cell office:value-type="string" calcext:value-type="string">
            <text:p><text:s text:c="28"/>Kenya <text:s text:c="8"/></text:p>
          </table:table-cell>
          <table:table-cell office:value-type="string" calcext:value-type="string">
            <text:p>FALSE</text:p>
          </table:table-cell>
          <table:table-cell office:value-type="float" office:value="2.556134" calcext:value-type="float">
            <text:p>2,556134</text:p>
          </table:table-cell>
          <table:table-cell office:value-type="float" office:value="17975" calcext:value-type="float">
            <text:p>17975</text:p>
          </table:table-cell>
          <table:table-cell/>
        </table:table-row>
        <table:table-row table:style-name="ro1">
          <table:table-cell office:value-type="string" calcext:value-type="string">
            <text:p><text:s text:c="27"/>Kosovo <text:s text:c="8"/></text:p>
          </table:table-cell>
          <table:table-cell office:value-type="string" calcext:value-type="string">
            <text:p>FALSE</text:p>
          </table:table-cell>
          <table:table-cell office:value-type="float" office:value="7.696029" calcext:value-type="float">
            <text:p>7,696029</text:p>
          </table:table-cell>
          <table:table-cell office:value-type="float" office:value="7413" calcext:value-type="float">
            <text:p>7413</text:p>
          </table:table-cell>
          <table:table-cell/>
        </table:table-row>
        <table:table-row table:style-name="ro1">
          <table:table-cell office:value-type="string" calcext:value-type="string">
            <text:p><text:s text:c="27"/>Kuwait <text:s text:c="9"/></text:p>
          </table:table-cell>
          <table:table-cell office:value-type="string" calcext:value-type="string">
            <text:p>TRUE</text:p>
          </table:table-cell>
          <table:table-cell office:value-type="float" office:value="0.9809837" calcext:value-type="float">
            <text:p>0,9809837</text:p>
          </table:table-cell>
          <table:table-cell office:value-type="float" office:value="64379" calcext:value-type="float">
            <text:p>64379</text:p>
          </table:table-cell>
          <table:table-cell/>
        </table:table-row>
        <table:table-row table:style-name="ro1">
          <table:table-cell office:value-type="string" calcext:value-type="string">
            <text:p><text:s text:c="23"/>Kyrgyzstan <text:s text:c="9"/></text:p>
          </table:table-cell>
          <table:table-cell office:value-type="string" calcext:value-type="string">
            <text:p>TRUE</text:p>
          </table:table-cell>
          <table:table-cell office:value-type="float" office:value="0.5645602" calcext:value-type="float">
            <text:p>0,5645602</text:p>
          </table:table-cell>
          <table:table-cell office:value-type="float" office:value="33844" calcext:value-type="float">
            <text:p>33844</text:p>
          </table:table-cell>
          <table:table-cell/>
        </table:table-row>
        <table:table-row table:style-name="ro1">
          <table:table-cell office:value-type="string" calcext:value-type="string">
            <text:p><text:s text:c="29"/>Laos <text:s text:c="9"/></text:p>
          </table:table-cell>
          <table:table-cell office:value-type="string" calcext:value-type="string">
            <text:p>TRUE</text:p>
          </table:table-cell>
          <table:table-cell office:value-type="float" office:value="3530.083" calcext:value-type="float">
            <text:p>3530,08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<text:s text:c="27"/>Latvia <text:s text:c="9"/></text:p>
          </table:table-cell>
          <table:table-cell office:value-type="string" calcext:value-type="string">
            <text:p>TRUE</text:p>
          </table:table-cell>
          <table:table-cell office:value-type="float" office:value="31.41463" calcext:value-type="float">
            <text:p>31,41463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string" calcext:value-type="string">
            <text:p><text:s text:c="26"/>Lebanon <text:s text:c="9"/></text:p>
          </table:table-cell>
          <table:table-cell office:value-type="string" calcext:value-type="string">
            <text:p>TRUE</text:p>
          </table:table-cell>
          <table:table-cell office:value-type="float" office:value="34.20667" calcext:value-type="float">
            <text:p>34,20667</text:p>
          </table:table-cell>
          <table:table-cell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string" calcext:value-type="string">
            <text:p><text:s text:c="26"/>Lesotho <text:s text:c="9"/></text:p>
          </table:table-cell>
          <table:table-cell office:value-type="string" calcext:value-type="string">
            <text:p>TRUE</text:p>
          </table:table-cell>
          <table:table-cell office:value-type="float" office:value="33.01796" calcext:value-type="float">
            <text:p>33,01796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<text:s text:c="26"/>Liberia <text:s text:c="9"/></text:p>
          </table:table-cell>
          <table:table-cell office:value-type="string" calcext:value-type="string">
            <text:p>TRUE</text:p>
          </table:table-cell>
          <table:table-cell office:value-type="float" office:value="63.33165" calcext:value-type="float">
            <text:p>63,33165</text:p>
          </table:table-cell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string" calcext:value-type="string">
            <text:p><text:s text:c="28"/>Libya <text:s text:c="8"/></text:p>
          </table:table-cell>
          <table:table-cell office:value-type="string" calcext:value-type="string">
            <text:p>FALSE</text:p>
          </table:table-cell>
          <table:table-cell office:value-type="float" office:value="13.67529" calcext:value-type="float">
            <text:p>13,67529</text:p>
          </table:table-cell>
          <table:table-cell office:value-type="float" office:value="2827" calcext:value-type="float">
            <text:p>2827</text:p>
          </table:table-cell>
          <table:table-cell/>
        </table:table-row>
        <table:table-row table:style-name="ro1">
          <table:table-cell office:value-type="string" calcext:value-type="string">
            <text:p><text:s text:c="20"/>Liechtenstein <text:s text:c="9"/></text:p>
          </table:table-cell>
          <table:table-cell office:value-type="string" calcext:value-type="string">
            <text:p>TRUE</text:p>
          </table:table-cell>
          <table:table-cell office:value-type="float" office:value="277.267" calcext:value-type="float">
            <text:p>277,26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<text:s text:c="24"/>Lithuan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5.64984" calcext:value-type="float">
            <text:p>15,64984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<text:s text:c="23"/>Luxembourg <text:s text:c="9"/></text:p>
          </table:table-cell>
          <table:table-cell office:value-type="string" calcext:value-type="string">
            <text:p>TRUE</text:p>
          </table:table-cell>
          <table:table-cell office:value-type="float" office:value="4.868757" calcext:value-type="float">
            <text:p>4,868757</text:p>
          </table:table-cell>
          <table:table-cell office:value-type="float" office:value="6321" calcext:value-type="float">
            <text:p>6321</text:p>
          </table:table-cell>
          <table:table-cell/>
        </table:table-row>
        <table:table-row table:style-name="ro1">
          <table:table-cell office:value-type="string" calcext:value-type="string">
            <text:p><text:s text:c="24"/>Macedon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7.479589" calcext:value-type="float">
            <text:p>7,479589</text:p>
          </table:table-cell>
          <table:table-cell office:value-type="float" office:value="10214" calcext:value-type="float">
            <text:p>10214</text:p>
          </table:table-cell>
          <table:table-cell/>
        </table:table-row>
        <table:table-row table:style-name="ro1">
          <table:table-cell office:value-type="string" calcext:value-type="string">
            <text:p><text:s text:c="23"/>Madagascar <text:s text:c="8"/></text:p>
          </table:table-cell>
          <table:table-cell office:value-type="string" calcext:value-type="string">
            <text:p>FALSE</text:p>
          </table:table-cell>
          <table:table-cell office:value-type="float" office:value="3.271" calcext:value-type="float">
            <text:p>3,271</text:p>
          </table:table-cell>
          <table:table-cell office:value-type="float" office:value="9295" calcext:value-type="float">
            <text:p>9295</text:p>
          </table:table-cell>
          <table:table-cell/>
        </table:table-row>
        <table:table-row table:style-name="ro1">
          <table:table-cell office:value-type="string" calcext:value-type="string">
            <text:p><text:s text:c="27"/>Malawi <text:s text:c="8"/></text:p>
          </table:table-cell>
          <table:table-cell office:value-type="string" calcext:value-type="string">
            <text:p>FALSE</text:p>
          </table:table-cell>
          <table:table-cell office:value-type="float" office:value="9.962706" calcext:value-type="float">
            <text:p>9,962706</text:p>
          </table:table-cell>
          <table:table-cell office:value-type="float" office:value="3709" calcext:value-type="float">
            <text:p>3709</text:p>
          </table:table-cell>
          <table:table-cell/>
        </table:table-row>
        <table:table-row table:style-name="ro1">
          <table:table-cell office:value-type="string" calcext:value-type="string">
            <text:p><text:s text:c="25"/>Malaysia <text:s text:c="9"/></text:p>
          </table:table-cell>
          <table:table-cell office:value-type="string" calcext:value-type="string">
            <text:p>TRUE</text:p>
          </table:table-cell>
          <table:table-cell office:value-type="float" office:value="4.538595" calcext:value-type="float">
            <text:p>4,538595</text:p>
          </table:table-cell>
          <table:table-cell office:value-type="float" office:value="8904" calcext:value-type="float">
            <text:p>8904</text:p>
          </table:table-cell>
          <table:table-cell/>
        </table:table-row>
        <table:table-row table:style-name="ro1">
          <table:table-cell office:value-type="string" calcext:value-type="string">
            <text:p><text:s text:c="25"/>Maldives <text:s text:c="9"/></text:p>
          </table:table-cell>
          <table:table-cell office:value-type="string" calcext:value-type="string">
            <text:p>TRUE</text:p>
          </table:table-cell>
          <table:table-cell office:value-type="float" office:value="14.58689" calcext:value-type="float">
            <text:p>14,58689</text:p>
          </table:table-cell>
          <table:table-cell office:value-type="float" office:value="3369" calcext:value-type="float">
            <text:p>3369</text:p>
          </table:table-cell>
          <table:table-cell/>
        </table:table-row>
        <table:table-row table:style-name="ro1">
          <table:table-cell office:value-type="string" calcext:value-type="string">
            <text:p><text:s text:c="29"/>Mali <text:s text:c="9"/></text:p>
          </table:table-cell>
          <table:table-cell office:value-type="string" calcext:value-type="string">
            <text:p>TRUE</text:p>
          </table:table-cell>
          <table:table-cell office:value-type="float" office:value="36.33789" calcext:value-type="float">
            <text:p>36,33789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string" calcext:value-type="string">
            <text:p><text:s text:c="28"/>Malta <text:s text:c="9"/></text:p>
          </table:table-cell>
          <table:table-cell office:value-type="string" calcext:value-type="string">
            <text:p>TRUE</text:p>
          </table:table-cell>
          <table:table-cell office:value-type="float" office:value="77.4104" calcext:value-type="float">
            <text:p>77,4104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string" calcext:value-type="string">
            <text:p><text:s text:c="23"/>Mauritania <text:s text:c="9"/></text:p>
          </table:table-cell>
          <table:table-cell office:value-type="string" calcext:value-type="string">
            <text:p>TRUE</text:p>
          </table:table-cell>
          <table:table-cell office:value-type="float" office:value="4.923726" calcext:value-type="float">
            <text:p>4,923726</text:p>
          </table:table-cell>
          <table:table-cell office:value-type="float" office:value="6171" calcext:value-type="float">
            <text:p>6171</text:p>
          </table:table-cell>
          <table:table-cell/>
        </table:table-row>
        <table:table-row table:style-name="ro1">
          <table:table-cell office:value-type="string" calcext:value-type="string">
            <text:p><text:s text:c="24"/>Mauritius <text:s text:c="9"/></text:p>
          </table:table-cell>
          <table:table-cell office:value-type="string" calcext:value-type="string">
            <text:p>TRUE</text:p>
          </table:table-cell>
          <table:table-cell office:value-type="float" office:value="104.2541" calcext:value-type="float">
            <text:p>104,2541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<text:s text:c="27"/>Mexico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1666691" calcext:value-type="float">
            <text:p>0,1666691</text:p>
          </table:table-cell>
          <table:table-cell office:value-type="float" office:value="395489" calcext:value-type="float">
            <text:p>395489</text:p>
          </table:table-cell>
          <table:table-cell/>
        </table:table-row>
        <table:table-row table:style-name="ro1">
          <table:table-cell office:value-type="string" calcext:value-type="string">
            <text:p><text:s text:c="26"/>Moldova <text:s text:c="8"/></text:p>
          </table:table-cell>
          <table:table-cell office:value-type="string" calcext:value-type="string">
            <text:p>FALSE</text:p>
          </table:table-cell>
          <table:table-cell office:value-type="float" office:value="4.322073" calcext:value-type="float">
            <text:p>4,322073</text:p>
          </table:table-cell>
          <table:table-cell office:value-type="float" office:value="23154" calcext:value-type="float">
            <text:p>23154</text:p>
          </table:table-cell>
          <table:table-cell/>
        </table:table-row>
        <table:table-row table:style-name="ro1">
          <table:table-cell office:value-type="string" calcext:value-type="string">
            <text:p><text:s text:c="27"/>Monaco <text:s text:c="9"/></text:p>
          </table:table-cell>
          <table:table-cell office:value-type="string" calcext:value-type="string">
            <text:p>TRUE</text:p>
          </table:table-cell>
          <table:table-cell office:value-type="float" office:value="234.2246" calcext:value-type="float">
            <text:p>234,2246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<text:s text:c="25"/>Mongol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77.8849" calcext:value-type="float">
            <text:p>177,8849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<text:s text:c="23"/>Montenegro <text:s text:c="8"/></text:p>
          </table:table-cell>
          <table:table-cell office:value-type="string" calcext:value-type="string">
            <text:p>FALSE</text:p>
          </table:table-cell>
          <table:table-cell office:value-type="float" office:value="11.59477" calcext:value-type="float">
            <text:p>11,59477</text:p>
          </table:table-cell>
          <table:table-cell office:value-type="float" office:value="2893" calcext:value-type="float">
            <text:p>2893</text:p>
          </table:table-cell>
          <table:table-cell/>
        </table:table-row>
        <table:table-row table:style-name="ro1">
          <table:table-cell office:value-type="string" calcext:value-type="string">
            <text:p><text:s text:c="23"/>Montserrat <text:s text:c="9"/></text:p>
          </table:table-cell>
          <table:table-cell office:value-type="string" calcext:value-type="string">
            <text:p>TRUE</text:p>
          </table:table-cell>
          <table:table-cell office:value-type="float" office:value="4198.279" calcext:value-type="float">
            <text:p>4198,27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s text:c="26"/>Morocco <text:s text:c="9"/></text:p>
          </table:table-cell>
          <table:table-cell office:value-type="string" calcext:value-type="string">
            <text:p>TRUE</text:p>
          </table:table-cell>
          <table:table-cell office:value-type="float" office:value="5.920628" calcext:value-type="float">
            <text:p>5,920628</text:p>
          </table:table-cell>
          <table:table-cell office:value-type="float" office:value="20887" calcext:value-type="float">
            <text:p>20887</text:p>
          </table:table-cell>
          <table:table-cell/>
        </table:table-row>
        <table:table-row table:style-name="ro1">
          <table:table-cell office:value-type="string" calcext:value-type="string">
            <text:p><text:s text:c="23"/>Mozambique <text:s text:c="8"/></text:p>
          </table:table-cell>
          <table:table-cell office:value-type="string" calcext:value-type="string">
            <text:p>FALSE</text:p>
          </table:table-cell>
          <table:table-cell office:value-type="float" office:value="35.59092" calcext:value-type="float">
            <text:p>35,59092</text:p>
          </table:table-cell>
          <table:table-cell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string" calcext:value-type="string">
            <text:p><text:s text:c="26"/>Myanmar <text:s text:c="9"/></text:p>
          </table:table-cell>
          <table:table-cell office:value-type="string" calcext:value-type="string">
            <text:p>TRUE</text:p>
          </table:table-cell>
          <table:table-cell office:value-type="float" office:value="122.7804" calcext:value-type="float">
            <text:p>122,7804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<text:s text:c="26"/>Namib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10.44514" calcext:value-type="float">
            <text:p>10,44514</text:p>
          </table:table-cell>
          <table:table-cell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string" calcext:value-type="string">
            <text:p><text:s text:c="22"/>Netherlands <text:s text:c="9"/></text:p>
          </table:table-cell>
          <table:table-cell office:value-type="string" calcext:value-type="string">
            <text:p>TRUE</text:p>
          </table:table-cell>
          <table:table-cell office:value-type="float" office:value="0.8858112" calcext:value-type="float">
            <text:p>0,8858112</text:p>
          </table:table-cell>
          <table:table-cell office:value-type="float" office:value="53151" calcext:value-type="float">
            <text:p>53151</text:p>
          </table:table-cell>
          <table:table-cell/>
        </table:table-row>
        <table:table-row table:style-name="ro1">
          <table:table-cell office:value-type="string" calcext:value-type="string">
            <text:p><text:s text:c="20"/>New.Caledonia <text:s text:c="9"/></text:p>
          </table:table-cell>
          <table:table-cell office:value-type="string" calcext:value-type="string">
            <text:p>TRUE</text:p>
          </table:table-cell>
          <table:table-cell office:value-type="float" office:value="7350.544" calcext:value-type="float">
            <text:p>7350,5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<text:s text:c="22"/>New.Zealand <text:s text:c="9"/></text:p>
          </table:table-cell>
          <table:table-cell office:value-type="string" calcext:value-type="string">
            <text:p>TRUE</text:p>
          </table:table-cell>
          <table:table-cell office:value-type="float" office:value="10.53452" calcext:value-type="float">
            <text:p>10,53452</text:p>
          </table:table-cell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string" calcext:value-type="string">
            <text:p><text:s text:c="24"/>Nicaragua <text:s text:c="9"/></text:p>
          </table:table-cell>
          <table:table-cell office:value-type="string" calcext:value-type="string">
            <text:p>TRUE</text:p>
          </table:table-cell>
          <table:table-cell office:value-type="float" office:value="9.049613" calcext:value-type="float">
            <text:p>9,049613</text:p>
          </table:table-cell>
          <table:table-cell office:value-type="float" office:value="3439" calcext:value-type="float">
            <text:p>3439</text:p>
          </table:table-cell>
          <table:table-cell/>
        </table:table-row>
        <table:table-row table:style-name="ro1">
          <table:table-cell office:value-type="string" calcext:value-type="string">
            <text:p><text:s text:c="28"/>Niger <text:s text:c="9"/></text:p>
          </table:table-cell>
          <table:table-cell office:value-type="string" calcext:value-type="string">
            <text:p>TRUE</text:p>
          </table:table-cell>
          <table:table-cell office:value-type="float" office:value="26.08107" calcext:value-type="float">
            <text:p>26,08107</text:p>
          </table:table-cell>
          <table:table-cell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string" calcext:value-type="string">
            <text:p><text:s text:c="26"/>Niger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1.625135" calcext:value-type="float">
            <text:p>1,625135</text:p>
          </table:table-cell>
          <table:table-cell office:value-type="float" office:value="41180" calcext:value-type="float">
            <text:p>41180</text:p>
          </table:table-cell>
          <table:table-cell/>
        </table:table-row>
        <table:table-row table:style-name="ro1">
          <table:table-cell office:value-type="string" calcext:value-type="string">
            <text:p><text:s text:c="9"/>Northern.Mariana.Islands <text:s text:c="9"/></text:p>
          </table:table-cell>
          <table:table-cell office:value-type="string" calcext:value-type="string">
            <text:p>TRUE</text:p>
          </table:table-cell>
          <table:table-cell office:value-type="float" office:value="7445.479" calcext:value-type="float">
            <text:p>7445,47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<text:s text:c="27"/>Norway <text:s text:c="9"/></text:p>
          </table:table-cell>
          <table:table-cell office:value-type="string" calcext:value-type="string">
            <text:p>TRUE</text:p>
          </table:table-cell>
          <table:table-cell office:value-type="float" office:value="4.048894" calcext:value-type="float">
            <text:p>4,048894</text:p>
          </table:table-cell>
          <table:table-cell office:value-type="float" office:value="9117" calcext:value-type="float">
            <text:p>9117</text:p>
          </table:table-cell>
          <table:table-cell/>
        </table:table-row>
        <table:table-row table:style-name="ro1">
          <table:table-cell office:value-type="string" calcext:value-type="string">
            <text:p><text:s text:c="29"/>Oman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6693316" calcext:value-type="float">
            <text:p>0,6693316</text:p>
          </table:table-cell>
          <table:table-cell office:value-type="float" office:value="77058" calcext:value-type="float">
            <text:p>77058</text:p>
          </table:table-cell>
          <table:table-cell/>
        </table:table-row>
        <table:table-row table:style-name="ro1">
          <table:table-cell office:value-type="string" calcext:value-type="string">
            <text:p><text:s text:c="25"/>Pakistan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996769" calcext:value-type="float">
            <text:p>0,1996769</text:p>
          </table:table-cell>
          <table:table-cell office:value-type="float" office:value="275225" calcext:value-type="float">
            <text:p>275225</text:p>
          </table:table-cell>
          <table:table-cell/>
        </table:table-row>
        <table:table-row table:style-name="ro1">
          <table:table-cell office:value-type="string" calcext:value-type="string">
            <text:p><text:s text:c="24"/>Palestine <text:s text:c="8"/></text:p>
          </table:table-cell>
          <table:table-cell office:value-type="string" calcext:value-type="string">
            <text:p>FALSE</text:p>
          </table:table-cell>
          <table:table-cell office:value-type="float" office:value="1.83334" calcext:value-type="float">
            <text:p>1,83334</text:p>
          </table:table-cell>
          <table:table-cell office:value-type="float" office:value="13457" calcext:value-type="float">
            <text:p>13457</text:p>
          </table:table-cell>
          <table:table-cell/>
        </table:table-row>
        <table:table-row table:style-name="ro1">
          <table:table-cell office:value-type="string" calcext:value-type="string">
            <text:p><text:s text:c="27"/>Panama <text:s text:c="8"/></text:p>
          </table:table-cell>
          <table:table-cell office:value-type="string" calcext:value-type="string">
            <text:p>FALSE</text:p>
          </table:table-cell>
          <table:table-cell office:value-type="float" office:value="1.176248" calcext:value-type="float">
            <text:p>1,176248</text:p>
          </table:table-cell>
          <table:table-cell office:value-type="float" office:value="61442" calcext:value-type="float">
            <text:p>61442</text:p>
          </table:table-cell>
          <table:table-cell/>
        </table:table-row>
        <table:table-row table:style-name="ro1">
          <table:table-cell office:value-type="string" calcext:value-type="string">
            <text:p><text:s text:c="17"/>Papua.New.Guinea <text:s text:c="8"/></text:p>
          </table:table-cell>
          <table:table-cell office:value-type="string" calcext:value-type="string">
            <text:p>FALSE</text:p>
          </table:table-cell>
          <table:table-cell office:value-type="float" office:value="1073.564" calcext:value-type="float">
            <text:p>1073,56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<text:s text:c="25"/>Paraguay <text:s text:c="8"/></text:p>
          </table:table-cell>
          <table:table-cell office:value-type="string" calcext:value-type="string">
            <text:p>FALSE</text:p>
          </table:table-cell>
          <table:table-cell office:value-type="float" office:value="15.21077" calcext:value-type="float">
            <text:p>15,21077</text:p>
          </table:table-cell>
          <table:table-cell office:value-type="float" office:value="4548" calcext:value-type="float">
            <text:p>4548</text:p>
          </table:table-cell>
          <table:table-cell/>
        </table:table-row>
        <table:table-row table:style-name="ro1">
          <table:table-cell office:value-type="string" calcext:value-type="string">
            <text:p><text:s text:c="29"/>Peru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939862" calcext:value-type="float">
            <text:p>0,1939862</text:p>
          </table:table-cell>
          <table:table-cell office:value-type="float" office:value="389717" calcext:value-type="float">
            <text:p>389717</text:p>
          </table:table-cell>
          <table:table-cell/>
        </table:table-row>
        <table:table-row table:style-name="ro1">
          <table:table-cell office:value-type="string" calcext:value-type="string">
            <text:p><text:s text:c="22"/>Philippines <text:s text:c="9"/></text:p>
          </table:table-cell>
          <table:table-cell office:value-type="string" calcext:value-type="string">
            <text:p>TRUE</text:p>
          </table:table-cell>
          <table:table-cell table:style-name="ce3" office:value-type="float" office:value="0.823788287718814" calcext:value-type="float">
            <text:p>0,823788287718814</text:p>
          </table:table-cell>
          <table:table-cell office:value-type="float" office:value="82040" calcext:value-type="float">
            <text:p>82040</text:p>
          </table:table-cell>
          <table:table-cell/>
        </table:table-row>
        <table:table-row table:style-name="ro1">
          <table:table-cell office:value-type="string" calcext:value-type="string">
            <text:p><text:s text:c="27"/>Poland <text:s text:c="9"/></text:p>
          </table:table-cell>
          <table:table-cell office:value-type="string" calcext:value-type="string">
            <text:p>TRUE</text:p>
          </table:table-cell>
          <table:table-cell office:value-type="float" office:value="2.608243" calcext:value-type="float">
            <text:p>2,608243</text:p>
          </table:table-cell>
          <table:table-cell office:value-type="float" office:value="43402" calcext:value-type="float">
            <text:p>43402</text:p>
          </table:table-cell>
          <table:table-cell/>
        </table:table-row>
        <table:table-row table:style-name="ro1">
          <table:table-cell office:value-type="string" calcext:value-type="string">
            <text:p><text:s text:c="25"/>Portugal <text:s text:c="9"/></text:p>
          </table:table-cell>
          <table:table-cell office:value-type="string" calcext:value-type="string">
            <text:p>TRUE</text:p>
          </table:table-cell>
          <table:table-cell office:value-type="float" office:value="1.15347" calcext:value-type="float">
            <text:p>1,15347</text:p>
          </table:table-cell>
          <table:table-cell office:value-type="float" office:value="50299" calcext:value-type="float">
            <text:p>50299</text:p>
          </table:table-cell>
          <table:table-cell/>
        </table:table-row>
        <table:table-row table:style-name="ro1">
          <table:table-cell office:value-type="string" calcext:value-type="string">
            <text:p><text:s text:c="22"/>Puerto.Rico <text:s text:c="8"/></text:p>
          </table:table-cell>
          <table:table-cell office:value-type="string" calcext:value-type="string">
            <text:p>FALSE</text:p>
          </table:table-cell>
          <table:table-cell office:value-type="float" office:value="6.573369" calcext:value-type="float">
            <text:p>6,573369</text:p>
          </table:table-cell>
          <table:table-cell office:value-type="float" office:value="15441" calcext:value-type="float">
            <text:p>15441</text:p>
          </table:table-cell>
          <table:table-cell/>
        </table:table-row>
        <table:table-row table:style-name="ro1">
          <table:table-cell office:value-type="string" calcext:value-type="string">
            <text:p><text:s text:c="28"/>Qatar <text:s text:c="9"/></text:p>
          </table:table-cell>
          <table:table-cell office:value-type="string" calcext:value-type="string">
            <text:p>TRUE</text:p>
          </table:table-cell>
          <table:table-cell office:value-type="float" office:value="0.5468482" calcext:value-type="float">
            <text:p>0,5468482</text:p>
          </table:table-cell>
          <table:table-cell office:value-type="float" office:value="109597" calcext:value-type="float">
            <text:p>109597</text:p>
          </table:table-cell>
          <table:table-cell/>
        </table:table-row>
        <table:table-row table:style-name="ro1">
          <table:table-cell office:value-type="string" calcext:value-type="string">
            <text:p><text:s text:c="26"/>Romania <text:s text:c="9"/></text:p>
          </table:table-cell>
          <table:table-cell office:value-type="string" calcext:value-type="string">
            <text:p>TRUE</text:p>
          </table:table-cell>
          <table:table-cell office:value-type="float" office:value="2.525038" calcext:value-type="float">
            <text:p>2,525038</text:p>
          </table:table-cell>
          <table:table-cell office:value-type="float" office:value="45902" calcext:value-type="float">
            <text:p>45902</text:p>
          </table:table-cell>
          <table:table-cell/>
        </table:table-row>
        <table:table-row table:style-name="ro1">
          <table:table-cell office:value-type="string" calcext:value-type="string">
            <text:p><text:s text:c="27"/>Russia <text:s text:c="9"/></text:p>
          </table:table-cell>
          <table:table-cell office:value-type="string" calcext:value-type="string">
            <text:p>TRUE</text:p>
          </table:table-cell>
          <table:table-cell table:style-name="ce3" office:value-type="float" office:value="0.0000547189068565335" calcext:value-type="float">
            <text:p>5,47189068565335E-05</text:p>
          </table:table-cell>
          <table:table-cell office:value-type="float" office:value="818120" calcext:value-type="float">
            <text:p>818120</text:p>
          </table:table-cell>
          <table:table-cell/>
        </table:table-row>
        <table:table-row table:style-name="ro1">
          <table:table-cell office:value-type="string" calcext:value-type="string">
            <text:p><text:s text:c="27"/>Rwanda <text:s text:c="8"/></text:p>
          </table:table-cell>
          <table:table-cell office:value-type="string" calcext:value-type="string">
            <text:p>FALSE</text:p>
          </table:table-cell>
          <table:table-cell office:value-type="float" office:value="38.81163" calcext:value-type="float">
            <text:p>38,81163</text:p>
          </table:table-cell>
          <table:table-cell office:value-type="float" office:value="1879" calcext:value-type="float">
            <text:p>1879</text:p>
          </table:table-cell>
          <table:table-cell/>
        </table:table-row>
        <table:table-row table:style-name="ro1">
          <table:table-cell office:value-type="string" calcext:value-type="string">
            <text:p><text:s text:c="12"/>Saint.Kitts.and.Nevis <text:s text:c="9"/></text:p>
          </table:table-cell>
          <table:table-cell office:value-type="string" calcext:value-type="string">
            <text:p>TRUE</text:p>
          </table:table-cell>
          <table:table-cell office:value-type="float" office:value="5714.304" calcext:value-type="float">
            <text:p>5714,30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s text:c="22"/>Saint.Luc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889.844" calcext:value-type="float">
            <text:p>1889,84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<text:s/>Saint.Vincent.and.the.Grenadines <text:s text:c="9"/></text:p>
          </table:table-cell>
          <table:table-cell office:value-type="string" calcext:value-type="string">
            <text:p>TRUE</text:p>
          </table:table-cell>
          <table:table-cell office:value-type="float" office:value="780.1299" calcext:value-type="float">
            <text:p>780,129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<text:s text:c="23"/>San.Marino <text:s text:c="9"/></text:p>
          </table:table-cell>
          <table:table-cell office:value-type="string" calcext:value-type="string">
            <text:p>TRUE</text:p>
          </table:table-cell>
          <table:table-cell office:value-type="float" office:value="105.4183" calcext:value-type="float">
            <text:p>105,4183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<text:s text:c="12"/>Sao.Tome.and.Principe <text:s text:c="9"/></text:p>
          </table:table-cell>
          <table:table-cell office:value-type="string" calcext:value-type="string">
            <text:p>TRUE</text:p>
          </table:table-cell>
          <table:table-cell office:value-type="float" office:value="23.86973" calcext:value-type="float">
            <text:p>23,86973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<text:s text:c="21"/>Saudi.Arabia <text:s text:c="9"/></text:p>
          </table:table-cell>
          <table:table-cell office:value-type="string" calcext:value-type="string">
            <text:p>TRUE</text:p>
          </table:table-cell>
          <table:table-cell office:value-type="float" office:value="0.2784751" calcext:value-type="float">
            <text:p>0,2784751</text:p>
          </table:table-cell>
          <table:table-cell office:value-type="float" office:value="268934" calcext:value-type="float">
            <text:p>268934</text:p>
          </table:table-cell>
          <table:table-cell/>
        </table:table-row>
        <table:table-row table:style-name="ro1">
          <table:table-cell office:value-type="string" calcext:value-type="string">
            <text:p><text:s text:c="26"/>Senegal <text:s text:c="9"/></text:p>
          </table:table-cell>
          <table:table-cell office:value-type="string" calcext:value-type="string">
            <text:p>TRUE</text:p>
          </table:table-cell>
          <table:table-cell office:value-type="float" office:value="9.274236" calcext:value-type="float">
            <text:p>9,274236</text:p>
          </table:table-cell>
          <table:table-cell office:value-type="float" office:value="9764" calcext:value-type="float">
            <text:p>9764</text:p>
          </table:table-cell>
          <table:table-cell/>
        </table:table-row>
        <table:table-row table:style-name="ro1">
          <table:table-cell office:value-type="string" calcext:value-type="string">
            <text:p><text:s text:c="27"/>Serbia <text:s text:c="9"/></text:p>
          </table:table-cell>
          <table:table-cell office:value-type="string" calcext:value-type="string">
            <text:p>TRUE</text:p>
          </table:table-cell>
          <table:table-cell office:value-type="float" office:value="2.79422" calcext:value-type="float">
            <text:p>2,79422</text:p>
          </table:table-cell>
          <table:table-cell office:value-type="float" office:value="24141" calcext:value-type="float">
            <text:p>24141</text:p>
          </table:table-cell>
          <table:table-cell/>
        </table:table-row>
        <table:table-row table:style-name="ro1">
          <table:table-cell office:value-type="string" calcext:value-type="string">
            <text:p><text:s text:c="23"/>Seychelles <text:s text:c="9"/></text:p>
          </table:table-cell>
          <table:table-cell office:value-type="string" calcext:value-type="string">
            <text:p>TRUE</text:p>
          </table:table-cell>
          <table:table-cell office:value-type="float" office:value="155.6987" calcext:value-type="float">
            <text:p>155,698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<text:s text:c="21"/>Sierra.Leone <text:s text:c="9"/></text:p>
          </table:table-cell>
          <table:table-cell office:value-type="string" calcext:value-type="string">
            <text:p>TRUE</text:p>
          </table:table-cell>
          <table:table-cell office:value-type="float" office:value="34.94966" calcext:value-type="float">
            <text:p>34,94966</text:p>
          </table:table-cell>
          <table:table-cell office:value-type="float" office:value="1783" calcext:value-type="float">
            <text:p>1783</text:p>
          </table:table-cell>
          <table:table-cell/>
        </table:table-row>
        <table:table-row table:style-name="ro1">
          <table:table-cell office:value-type="string" calcext:value-type="string">
            <text:p><text:s text:c="24"/>Singapore <text:s text:c="9"/></text:p>
          </table:table-cell>
          <table:table-cell office:value-type="string" calcext:value-type="string">
            <text:p>TRUE</text:p>
          </table:table-cell>
          <table:table-cell office:value-type="float" office:value="0.8780663" calcext:value-type="float">
            <text:p>0,8780663</text:p>
          </table:table-cell>
          <table:table-cell office:value-type="float" office:value="50838" calcext:value-type="float">
            <text:p>50838</text:p>
          </table:table-cell>
          <table:table-cell/>
        </table:table-row>
        <table:table-row table:style-name="ro1">
          <table:table-cell office:value-type="string" calcext:value-type="string">
            <text:p><text:s text:c="8"/>Sint.Maarten..Dutch.part. <text:s text:c="9"/></text:p>
          </table:table-cell>
          <table:table-cell office:value-type="string" calcext:value-type="string">
            <text:p>TRUE</text:p>
          </table:table-cell>
          <table:table-cell office:value-type="float" office:value="163.3211" calcext:value-type="float">
            <text:p>163,321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<text:s text:c="25"/>Slovakia <text:s text:c="9"/></text:p>
          </table:table-cell>
          <table:table-cell office:value-type="string" calcext:value-type="string">
            <text:p>TRUE</text:p>
          </table:table-cell>
          <table:table-cell office:value-type="float" office:value="25.89343" calcext:value-type="float">
            <text:p>25,89343</text:p>
          </table:table-cell>
          <table:table-cell office:value-type="float" office:value="2181" calcext:value-type="float">
            <text:p>2181</text:p>
          </table:table-cell>
          <table:table-cell/>
        </table:table-row>
        <table:table-row table:style-name="ro1">
          <table:table-cell office:value-type="string" calcext:value-type="string">
            <text:p><text:s text:c="25"/>Slovenia <text:s text:c="9"/></text:p>
          </table:table-cell>
          <table:table-cell office:value-type="string" calcext:value-type="string">
            <text:p>TRUE</text:p>
          </table:table-cell>
          <table:table-cell office:value-type="float" office:value="27.24552" calcext:value-type="float">
            <text:p>27,24552</text:p>
          </table:table-cell>
          <table:table-cell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string" calcext:value-type="string">
            <text:p><text:s text:c="26"/>Somal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8.16035" calcext:value-type="float">
            <text:p>18,16035</text:p>
          </table:table-cell>
          <table:table-cell office:value-type="float" office:value="3178" calcext:value-type="float">
            <text:p>3178</text:p>
          </table:table-cell>
          <table:table-cell/>
        </table:table-row>
        <table:table-row table:style-name="ro1">
          <table:table-cell office:value-type="string" calcext:value-type="string">
            <text:p><text:s text:c="21"/>South.Africa <text:s text:c="8"/></text:p>
          </table:table-cell>
          <table:table-cell office:value-type="string" calcext:value-type="string">
            <text:p>FALSE</text:p>
          </table:table-cell>
          <table:table-cell office:value-type="float" office:value="0.07995774" calcext:value-type="float">
            <text:p>0,07995774</text:p>
          </table:table-cell>
          <table:table-cell office:value-type="float" office:value="452529" calcext:value-type="float">
            <text:p>452529</text:p>
          </table:table-cell>
          <table:table-cell/>
        </table:table-row>
        <table:table-row table:style-name="ro1">
          <table:table-cell office:value-type="string" calcext:value-type="string">
            <text:p><text:s text:c="22"/>South.Korea <text:s text:c="9"/></text:p>
          </table:table-cell>
          <table:table-cell office:value-type="string" calcext:value-type="string">
            <text:p>TRUE</text:p>
          </table:table-cell>
          <table:table-cell office:value-type="float" office:value="1.213791" calcext:value-type="float">
            <text:p>1,213791</text:p>
          </table:table-cell>
          <table:table-cell office:value-type="float" office:value="14203" calcext:value-type="float">
            <text:p>14203</text:p>
          </table:table-cell>
          <table:table-cell/>
        </table:table-row>
        <table:table-row table:style-name="ro1">
          <table:table-cell office:value-type="string" calcext:value-type="string">
            <text:p><text:s text:c="22"/>South.Sudan <text:s text:c="9"/></text:p>
          </table:table-cell>
          <table:table-cell office:value-type="string" calcext:value-type="string">
            <text:p>TRUE</text:p>
          </table:table-cell>
          <table:table-cell office:value-type="float" office:value="14.18689" calcext:value-type="float">
            <text:p>14,18689</text:p>
          </table:table-cell>
          <table:table-cell office:value-type="float" office:value="2305" calcext:value-type="float">
            <text:p>2305</text:p>
          </table:table-cell>
          <table:table-cell/>
        </table:table-row>
        <table:table-row table:style-name="ro1">
          <table:table-cell office:value-type="string" calcext:value-type="string">
            <text:p><text:s text:c="28"/>Spain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029878" calcext:value-type="float">
            <text:p>0,1029878</text:p>
          </table:table-cell>
          <table:table-cell office:value-type="float" office:value="278782" calcext:value-type="float">
            <text:p>278782</text:p>
          </table:table-cell>
          <table:table-cell/>
        </table:table-row>
        <table:table-row table:style-name="ro1">
          <table:table-cell office:value-type="string" calcext:value-type="string">
            <text:p><text:s text:c="28"/>Sudan <text:s text:c="9"/></text:p>
          </table:table-cell>
          <table:table-cell office:value-type="string" calcext:value-type="string">
            <text:p>TRUE</text:p>
          </table:table-cell>
          <table:table-cell office:value-type="float" office:value="4.574774" calcext:value-type="float">
            <text:p>4,574774</text:p>
          </table:table-cell>
          <table:table-cell office:value-type="float" office:value="11424" calcext:value-type="float">
            <text:p>11424</text:p>
          </table:table-cell>
          <table:table-cell/>
        </table:table-row>
        <table:table-row table:style-name="ro1">
          <table:table-cell office:value-type="string" calcext:value-type="string">
            <text:p><text:s text:c="25"/>Suriname <text:s text:c="8"/></text:p>
          </table:table-cell>
          <table:table-cell office:value-type="string" calcext:value-type="string">
            <text:p>FALSE</text:p>
          </table:table-cell>
          <table:table-cell office:value-type="float" office:value="23.84859" calcext:value-type="float">
            <text:p>23,84859</text:p>
          </table:table-cell>
          <table:table-cell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string" calcext:value-type="string">
            <text:p><text:s text:c="24"/>Swaziland <text:s text:c="8"/></text:p>
          </table:table-cell>
          <table:table-cell office:value-type="string" calcext:value-type="string">
            <text:p>FALSE</text:p>
          </table:table-cell>
          <table:table-cell office:value-type="float" office:value="20.75928" calcext:value-type="float">
            <text:p>20,75928</text:p>
          </table:table-cell>
          <table:table-cell office:value-type="float" office:value="2316" calcext:value-type="float">
            <text:p>2316</text:p>
          </table:table-cell>
          <table:table-cell/>
        </table:table-row>
        <table:table-row table:style-name="ro1">
          <table:table-cell office:value-type="string" calcext:value-type="string">
            <text:p><text:s text:c="27"/>Sweden <text:s text:c="9"/></text:p>
          </table:table-cell>
          <table:table-cell office:value-type="string" calcext:value-type="string">
            <text:p>TRUE</text:p>
          </table:table-cell>
          <table:table-cell office:value-type="float" office:value="1.19313" calcext:value-type="float">
            <text:p>1,19313</text:p>
          </table:table-cell>
          <table:table-cell office:value-type="float" office:value="79395" calcext:value-type="float">
            <text:p>79395</text:p>
          </table:table-cell>
          <table:table-cell/>
        </table:table-row>
        <table:table-row table:style-name="ro1">
          <table:table-cell office:value-type="string" calcext:value-type="string">
            <text:p><text:s text:c="22"/>Switzerland <text:s text:c="9"/></text:p>
          </table:table-cell>
          <table:table-cell office:value-type="string" calcext:value-type="string">
            <text:p>TRUE</text:p>
          </table:table-cell>
          <table:table-cell office:value-type="float" office:value="0.8613494" calcext:value-type="float">
            <text:p>0,8613494</text:p>
          </table:table-cell>
          <table:table-cell office:value-type="float" office:value="34390" calcext:value-type="float">
            <text:p>34390</text:p>
          </table:table-cell>
          <table:table-cell/>
        </table:table-row>
        <table:table-row table:style-name="ro1">
          <table:table-cell office:value-type="string" calcext:value-type="string">
            <text:p><text:s text:c="28"/>Syria <text:s text:c="8"/></text:p>
          </table:table-cell>
          <table:table-cell office:value-type="string" calcext:value-type="string">
            <text:p>FALSE</text:p>
          </table:table-cell>
          <table:table-cell office:value-type="float" office:value="91.11524" calcext:value-type="float">
            <text:p>91,11524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string" calcext:value-type="string">
            <text:p><text:s text:c="27"/>Taiwan <text:s text:c="9"/></text:p>
          </table:table-cell>
          <table:table-cell office:value-type="string" calcext:value-type="string">
            <text:p>TRUE</text:p>
          </table:table-cell>
          <table:table-cell office:value-type="float" office:value="51.97822" calcext:value-type="float">
            <text:p>51,97822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string" calcext:value-type="string">
            <text:p><text:s text:c="23"/>Tajikistan <text:s text:c="9"/></text:p>
          </table:table-cell>
          <table:table-cell office:value-type="string" calcext:value-type="string">
            <text:p>TRUE</text:p>
          </table:table-cell>
          <table:table-cell office:value-type="float" office:value="6.453994" calcext:value-type="float">
            <text:p>6,453994</text:p>
          </table:table-cell>
          <table:table-cell office:value-type="float" office:value="7235" calcext:value-type="float">
            <text:p>7235</text:p>
          </table:table-cell>
          <table:table-cell/>
        </table:table-row>
        <table:table-row table:style-name="ro1">
          <table:table-cell office:value-type="string" calcext:value-type="string">
            <text:p><text:s text:c="25"/>Tanzania <text:s text:c="9"/></text:p>
          </table:table-cell>
          <table:table-cell office:value-type="string" calcext:value-type="string">
            <text:p>TRUE</text:p>
          </table:table-cell>
          <table:table-cell office:value-type="float" office:value="30.59284" calcext:value-type="float">
            <text:p>30,59284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<text:s text:c="25"/>Thailand <text:s text:c="9"/></text:p>
          </table:table-cell>
          <table:table-cell office:value-type="string" calcext:value-type="string">
            <text:p>TRUE</text:p>
          </table:table-cell>
          <table:table-cell office:value-type="float" office:value="6.091603" calcext:value-type="float">
            <text:p>6,091603</text:p>
          </table:table-cell>
          <table:table-cell office:value-type="float" office:value="3297" calcext:value-type="float">
            <text:p>3297</text:p>
          </table:table-cell>
          <table:table-cell/>
        </table:table-row>
        <table:table-row table:style-name="ro1">
          <table:table-cell office:value-type="string" calcext:value-type="string">
            <text:p><text:s text:c="28"/>Timor <text:s text:c="9"/></text:p>
          </table:table-cell>
          <table:table-cell office:value-type="string" calcext:value-type="string">
            <text:p>TRUE</text:p>
          </table:table-cell>
          <table:table-cell office:value-type="float" office:value="289.9678" calcext:value-type="float">
            <text:p>289,967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<text:s text:c="29"/>Togo <text:s text:c="9"/></text:p>
          </table:table-cell>
          <table:table-cell office:value-type="string" calcext:value-type="string">
            <text:p>TRUE</text:p>
          </table:table-cell>
          <table:table-cell office:value-type="float" office:value="90.8233" calcext:value-type="float">
            <text:p>90,8233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string" calcext:value-type="string">
            <text:p><text:s text:c="14"/>Trinidad.and.Tobago <text:s text:c="9"/></text:p>
          </table:table-cell>
          <table:table-cell office:value-type="string" calcext:value-type="string">
            <text:p>TRUE</text:p>
          </table:table-cell>
          <table:table-cell office:value-type="float" office:value="319.2507" calcext:value-type="float">
            <text:p>319,250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<text:s text:c="26"/>Tunisia <text:s text:c="9"/></text:p>
          </table:table-cell>
          <table:table-cell office:value-type="string" calcext:value-type="string">
            <text:p>TRUE</text:p>
          </table:table-cell>
          <table:table-cell office:value-type="float" office:value="23.74708" calcext:value-type="float">
            <text:p>23,74708</text:p>
          </table:table-cell>
          <table:table-cell office:value-type="float" office:value="1455" calcext:value-type="float">
            <text:p>1455</text:p>
          </table:table-cell>
          <table:table-cell/>
        </table:table-row>
        <table:table-row table:style-name="ro1">
          <table:table-cell office:value-type="string" calcext:value-type="string">
            <text:p><text:s text:c="27"/>Turkey <text:s text:c="9"/></text:p>
          </table:table-cell>
          <table:table-cell office:value-type="string" calcext:value-type="string">
            <text:p>TRUE</text:p>
          </table:table-cell>
          <table:table-cell office:value-type="float" office:value="0.2200057" calcext:value-type="float">
            <text:p>0,2200057</text:p>
          </table:table-cell>
          <table:table-cell office:value-type="float" office:value="227019" calcext:value-type="float">
            <text:p>227019</text:p>
          </table:table-cell>
          <table:table-cell/>
        </table:table-row>
        <table:table-row table:style-name="ro1">
          <table:table-cell office:value-type="string" calcext:value-type="string">
            <text:p><text:s text:c="9"/>Turks.and.Caicos.Islands <text:s text:c="8"/></text:p>
          </table:table-cell>
          <table:table-cell office:value-type="string" calcext:value-type="string">
            <text:p>FALSE</text:p>
          </table:table-cell>
          <table:table-cell office:value-type="float" office:value="370.6743" calcext:value-type="float">
            <text:p>370,674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<text:s text:c="27"/>Uganda <text:s text:c="9"/></text:p>
          </table:table-cell>
          <table:table-cell office:value-type="string" calcext:value-type="string">
            <text:p>TRUE</text:p>
          </table:table-cell>
          <table:table-cell office:value-type="float" office:value="44.70659" calcext:value-type="float">
            <text:p>44,70659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string" calcext:value-type="string">
            <text:p><text:s text:c="26"/>Ukraine <text:s text:c="8"/></text:p>
          </table:table-cell>
          <table:table-cell office:value-type="string" calcext:value-type="string">
            <text:p>FALSE</text:p>
          </table:table-cell>
          <table:table-cell office:value-type="float" office:value="1.51302" calcext:value-type="float">
            <text:p>1,51302</text:p>
          </table:table-cell>
          <table:table-cell office:value-type="float" office:value="65656" calcext:value-type="float">
            <text:p>65656</text:p>
          </table:table-cell>
          <table:table-cell/>
        </table:table-row>
        <table:table-row table:style-name="ro1">
          <table:table-cell office:value-type="string" calcext:value-type="string">
            <text:p><text:s text:c="13"/>United.Arab.Emirates <text:s text:c="9"/></text:p>
          </table:table-cell>
          <table:table-cell office:value-type="string" calcext:value-type="string">
            <text:p>TRUE</text:p>
          </table:table-cell>
          <table:table-cell office:value-type="float" office:value="1.159738" calcext:value-type="float">
            <text:p>1,159738</text:p>
          </table:table-cell>
          <table:table-cell office:value-type="float" office:value="59177" calcext:value-type="float">
            <text:p>59177</text:p>
          </table:table-cell>
          <table:table-cell/>
        </table:table-row>
        <table:table-row table:style-name="ro1">
          <table:table-cell office:value-type="string" calcext:value-type="string">
            <text:p><text:s text:c="19"/>United.Kingdom <text:s text:c="9"/></text:p>
          </table:table-cell>
          <table:table-cell office:value-type="string" calcext:value-type="string">
            <text:p>TRUE</text:p>
          </table:table-cell>
          <table:table-cell office:value-type="float" office:value="0.1504014" calcext:value-type="float">
            <text:p>0,1504014</text:p>
          </table:table-cell>
          <table:table-cell office:value-type="float" office:value="300111" calcext:value-type="float">
            <text:p>300111</text:p>
          </table:table-cell>
          <table:table-cell/>
        </table:table-row>
        <table:table-row table:style-name="ro1">
          <table:table-cell office:value-type="string" calcext:value-type="string">
            <text:p><text:s text:c="20"/>United.States <text:s text:c="9"/></text:p>
          </table:table-cell>
          <table:table-cell office:value-type="string" calcext:value-type="string">
            <text:p>TRUE</text:p>
          </table:table-cell>
          <table:table-cell office:value-type="float" office:value="0.02429076" calcext:value-type="float">
            <text:p>0,02429076</text:p>
          </table:table-cell>
          <table:table-cell office:value-type="float" office:value="4290263" calcext:value-type="float">
            <text:p>4290263</text:p>
          </table:table-cell>
          <table:table-cell/>
        </table:table-row>
        <table:table-row table:style-name="ro1">
          <table:table-cell office:value-type="string" calcext:value-type="string">
            <text:p><text:s text:c="5"/>United.States.Virgin.Islands <text:s text:c="8"/></text:p>
          </table:table-cell>
          <table:table-cell office:value-type="string" calcext:value-type="string">
            <text:p>FALSE</text:p>
          </table:table-cell>
          <table:table-cell office:value-type="float" office:value="127.7179" calcext:value-type="float">
            <text:p>127,7179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<text:s text:c="26"/>Uruguay <text:s text:c="9"/></text:p>
          </table:table-cell>
          <table:table-cell office:value-type="string" calcext:value-type="string">
            <text:p>TRUE</text:p>
          </table:table-cell>
          <table:table-cell office:value-type="float" office:value="93.37325" calcext:value-type="float">
            <text:p>93,37325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string" calcext:value-type="string">
            <text:p><text:s text:c="23"/>Uzbekistan <text:s text:c="8"/></text:p>
          </table:table-cell>
          <table:table-cell office:value-type="string" calcext:value-type="string">
            <text:p>FALSE</text:p>
          </table:table-cell>
          <table:table-cell office:value-type="float" office:value="2.855299" calcext:value-type="float">
            <text:p>2,855299</text:p>
          </table:table-cell>
          <table:table-cell office:value-type="float" office:value="21506" calcext:value-type="float">
            <text:p>21506</text:p>
          </table:table-cell>
          <table:table-cell/>
        </table:table-row>
        <table:table-row table:style-name="ro1">
          <table:table-cell office:value-type="string" calcext:value-type="string">
            <text:p><text:s text:c="26"/>Vatican <text:s text:c="9"/></text:p>
          </table:table-cell>
          <table:table-cell office:value-type="string" calcext:value-type="string">
            <text:p>TRUE</text:p>
          </table:table-cell>
          <table:table-cell office:value-type="float" office:value="2202.185" calcext:value-type="float">
            <text:p>2202,18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s text:c="24"/>Venezuela <text:s text:c="8"/></text:p>
          </table:table-cell>
          <table:table-cell office:value-type="string" calcext:value-type="string">
            <text:p>FALSE</text:p>
          </table:table-cell>
          <table:table-cell office:value-type="float" office:value="2.80646" calcext:value-type="float">
            <text:p>2,80646</text:p>
          </table:table-cell>
          <table:table-cell office:value-type="float" office:value="15988" calcext:value-type="float">
            <text:p>15988</text:p>
          </table:table-cell>
          <table:table-cell/>
        </table:table-row>
        <table:table-row table:style-name="ro1">
          <table:table-cell office:value-type="string" calcext:value-type="string">
            <text:p><text:s text:c="26"/>Vietnam <text:s text:c="9"/></text:p>
          </table:table-cell>
          <table:table-cell office:value-type="string" calcext:value-type="string">
            <text:p>TRUE</text:p>
          </table:table-cell>
          <table:table-cell office:value-type="float" office:value="80.10038" calcext:value-type="float">
            <text:p>80,10038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string" calcext:value-type="string">
            <text:p><text:s text:c="19"/>Western.Sahara <text:s text:c="9"/></text:p>
          </table:table-cell>
          <table:table-cell office:value-type="string" calcext:value-type="string">
            <text:p>TRUE</text:p>
          </table:table-cell>
          <table:table-cell table:style-name="ce3" office:value-type="float" office:value="15.1677945434975" calcext:value-type="float">
            <text:p>15,1677945434975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<text:s text:c="28"/>Yemen <text:s text:c="9"/></text:p>
          </table:table-cell>
          <table:table-cell office:value-type="string" calcext:value-type="string">
            <text:p>TRUE</text:p>
          </table:table-cell>
          <table:table-cell office:value-type="float" office:value="30.49688" calcext:value-type="float">
            <text:p>30,49688</text:p>
          </table:table-cell>
          <table:table-cell office:value-type="float" office:value="1691" calcext:value-type="float">
            <text:p>1691</text:p>
          </table:table-cell>
          <table:table-cell/>
        </table:table-row>
        <table:table-row table:style-name="ro1">
          <table:table-cell office:value-type="string" calcext:value-type="string">
            <text:p><text:s text:c="27"/>Zambia <text:s text:c="9"/></text:p>
          </table:table-cell>
          <table:table-cell office:value-type="string" calcext:value-type="string">
            <text:p>TRUE</text:p>
          </table:table-cell>
          <table:table-cell office:value-type="float" office:value="14.59004" calcext:value-type="float">
            <text:p>14,59004</text:p>
          </table:table-cell>
          <table:table-cell office:value-type="float" office:value="4552" calcext:value-type="float">
            <text:p>4552</text:p>
          </table:table-cell>
          <table:table-cell/>
        </table:table-row>
        <table:table-row table:style-name="ro1">
          <table:table-cell office:value-type="string" calcext:value-type="string">
            <text:p><text:s text:c="25"/>Zimbabwe <text:s text:c="8"/></text:p>
          </table:table-cell>
          <table:table-cell office:value-type="string" calcext:value-type="string">
            <text:p>FALSE</text:p>
          </table:table-cell>
          <table:table-cell office:value-type="float" office:value="11.87447" calcext:value-type="float">
            <text:p>11,87447</text:p>
          </table:table-cell>
          <table:table-cell office:value-type="float" office:value="2704" calcext:value-type="float">
            <text:p>27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3:03:23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03T13:11:43.839000000</dc:date>
    <meta:editing-duration>PT1H27M51S</meta:editing-duration>
    <meta:editing-cycles>8</meta:editing-cycles>
    <meta:generator>LibreOffice/6.4.1.2$Windows_X86_64 LibreOffice_project/4d224e95b98b138af42a64d84056446d09082932</meta:generator>
    <meta:document-statistic meta:table-count="1" meta:cell-count="832" meta:object-count="0"/>
  </office:meta>
</office:document-meta>
</file>